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65d0153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69e3981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756539e"/>
    </style:style>
    <style:style style:name="P6" style:family="paragraph" style:parent-style-name="Standard">
      <style:text-properties officeooo:rsid="05fe4687" officeooo:paragraph-rsid="05fe4687"/>
    </style:style>
    <style:style style:name="P7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6f563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officeooo:paragraph-rsid="06f5639b"/>
    </style:style>
    <style:style style:name="P10" style:family="paragraph" style:parent-style-name="Standard">
      <style:text-properties officeooo:paragraph-rsid="07be27e1"/>
    </style:style>
    <style:style style:name="P11" style:family="paragraph" style:parent-style-name="Footnote">
      <style:text-properties officeooo:rsid="0522dfb5" officeooo:paragraph-rsid="0522dfb5"/>
    </style:style>
    <style:style style:name="P12" style:family="paragraph" style:parent-style-name="Footnote">
      <style:text-properties officeooo:paragraph-rsid="04473353"/>
    </style:style>
    <style:style style:name="P13" style:family="paragraph" style:parent-style-name="Footnote">
      <style:text-properties officeooo:rsid="0654da3b" officeooo:paragraph-rsid="0654da3b"/>
    </style:style>
    <style:style style:name="P14" style:family="paragraph" style:parent-style-name="Footnote">
      <style:text-properties officeooo:rsid="050b160e" officeooo:paragraph-rsid="07190c64"/>
    </style:style>
    <style:style style:name="P15" style:family="paragraph" style:parent-style-name="Footnote">
      <style:text-properties officeooo:rsid="050b160e" officeooo:paragraph-rsid="08273e91"/>
    </style:style>
    <style:style style:name="P16" style:family="paragraph" style:parent-style-name="Footnote">
      <style:text-properties officeooo:rsid="050b160e" officeooo:paragraph-rsid="0866c761"/>
    </style:style>
    <style:style style:name="P17" style:family="paragraph" style:parent-style-name="Footnote">
      <style:text-properties officeooo:rsid="06fdc5a6" officeooo:paragraph-rsid="07649b9b"/>
    </style:style>
    <style:style style:name="P18" style:family="paragraph" style:parent-style-name="Footnote">
      <style:text-properties officeooo:rsid="06fdc5a6" officeooo:paragraph-rsid="076752a0"/>
    </style:style>
    <style:style style:name="P19" style:family="paragraph" style:parent-style-name="Footnote">
      <style:text-properties officeooo:rsid="016ea4c2" officeooo:paragraph-rsid="0797c01f"/>
    </style:style>
    <style:style style:name="P20" style:family="paragraph" style:parent-style-name="Footnote">
      <style:text-properties officeooo:paragraph-rsid="07a28356"/>
    </style:style>
    <style:style style:name="P21" style:family="paragraph" style:parent-style-name="Footnote">
      <style:text-properties officeooo:rsid="043ccc66" officeooo:paragraph-rsid="0824100b"/>
    </style:style>
    <style:style style:name="P22" style:family="paragraph" style:parent-style-name="Footnote">
      <style:text-properties officeooo:rsid="043ccc66" officeooo:paragraph-rsid="0866c761"/>
    </style:style>
    <style:style style:name="P23" style:family="paragraph" style:parent-style-name="Footnote">
      <style:text-properties officeooo:rsid="050fa72b" officeooo:paragraph-rsid="0867f94f"/>
    </style:style>
    <style:style style:name="P24" style:family="paragraph" style:parent-style-name="Footnote">
      <style:text-properties officeooo:paragraph-rsid="0726ebc8"/>
    </style:style>
    <style:style style:name="P25" style:family="paragraph" style:parent-style-name="Standard">
      <style:paragraph-properties fo:text-align="center" style:justify-single-word="false" fo:padding="0.049cm" fo:border="0.06pt solid #000000" style:writing-mode="lr-tb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7636de8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6aee4f0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76b605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648e34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7303670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f68805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f7317a"/>
    </style:style>
    <style:style style:name="P35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rsid="077274a0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7b616a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2">
      <style:text-properties officeooo:paragraph-rsid="04f68805"/>
    </style:style>
    <style:style style:name="P38" style:family="paragraph" style:parent-style-name="Standard" style:list-style-name="L2">
      <style:text-properties officeooo:paragraph-rsid="080be380"/>
    </style:style>
    <style:style style:name="P39" style:family="paragraph" style:parent-style-name="Standard" style:list-style-name="L2">
      <style:text-properties officeooo:paragraph-rsid="069f76b2"/>
    </style:style>
    <style:style style:name="P40" style:family="paragraph" style:parent-style-name="Standard" style:list-style-name="L2">
      <style:text-properties officeooo:paragraph-rsid="07472ed2"/>
    </style:style>
    <style:style style:name="P41" style:family="paragraph" style:parent-style-name="Standard" style:list-style-name="L2">
      <style:text-properties officeooo:paragraph-rsid="050aa1f1"/>
    </style:style>
    <style:style style:name="P42" style:family="paragraph" style:parent-style-name="Standard" style:list-style-name="L2">
      <style:text-properties officeooo:paragraph-rsid="086c81cd"/>
    </style:style>
    <style:style style:name="P43" style:family="paragraph" style:parent-style-name="Standard" style:list-style-name="L2">
      <style:text-properties officeooo:paragraph-rsid="0811b6ec"/>
    </style:style>
    <style:style style:name="P44" style:family="paragraph" style:parent-style-name="Standard" style:list-style-name="L2">
      <style:text-properties officeooo:paragraph-rsid="081b6eb6"/>
    </style:style>
    <style:style style:name="P45" style:family="paragraph" style:parent-style-name="Standard" style:list-style-name="L2">
      <style:text-properties officeooo:paragraph-rsid="087c1e2c"/>
    </style:style>
    <style:style style:name="P46" style:family="paragraph" style:parent-style-name="Standard" style:list-style-name="L2">
      <style:text-properties officeooo:paragraph-rsid="07be27e1"/>
    </style:style>
    <style:style style:name="P47" style:family="paragraph" style:parent-style-name="Standard" style:list-style-name="L2">
      <style:text-properties officeooo:paragraph-rsid="08851427"/>
    </style:style>
    <style:style style:name="P48" style:family="paragraph" style:parent-style-name="Standard" style:list-style-name="L2">
      <style:text-properties style:font-name="Ubuntu3" fo:font-size="12pt" officeooo:rsid="01c83610" officeooo:paragraph-rsid="04f68805" style:font-size-asian="12pt" style:font-size-complex="12pt"/>
    </style:style>
    <style:style style:name="P49" style:family="paragraph" style:parent-style-name="Standard" style:list-style-name="L2">
      <style:text-properties fo:color="#000000" style:font-name="Ubuntu3" fo:font-size="12pt" officeooo:paragraph-rsid="04f68805" style:font-size-asian="12pt" style:font-size-complex="12pt"/>
    </style:style>
    <style:style style:name="P50" style:family="paragraph" style:parent-style-name="Standard" style:list-style-name="L2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65202e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51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 style:list-style-name="L2">
      <style:paragraph-properties fo:margin-left="-1.498cm" fo:margin-right="0cm" fo:text-indent="0cm" style:auto-text-indent="false" fo:break-before="page"/>
      <style:text-properties officeooo:paragraph-rsid="077274a0"/>
    </style:style>
    <style:style style:name="P53" style:family="paragraph" style:parent-style-name="Text_20_body" style:list-style-name="L2">
      <style:text-properties officeooo:paragraph-rsid="08211f2d"/>
    </style:style>
    <style:style style:name="P54" style:family="paragraph" style:parent-style-name="Footnote">
      <style:text-properties officeooo:rsid="043ccc66" officeooo:paragraph-rsid="0824100b"/>
    </style:style>
    <style:style style:name="P55" style:family="paragraph" style:parent-style-name="Footnote">
      <style:text-properties officeooo:rsid="043ccc66" officeooo:paragraph-rsid="0866c761"/>
    </style:style>
    <style:style style:name="P5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5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officeooo:rsid="01c83610" style:font-size-asian="12pt" style:font-size-complex="12pt"/>
    </style:style>
    <style:style style:name="T3" style:family="text">
      <style:text-properties style:font-name="Ubuntu3" fo:font-size="12pt" officeooo:rsid="0673d7fc" style:font-size-asian="12pt" style:font-size-complex="12pt"/>
    </style:style>
    <style:style style:name="T4" style:family="text">
      <style:text-properties style:font-name="Ubuntu3" fo:font-size="12pt" officeooo:rsid="06aee4f0" style:font-size-asian="12pt" style:font-size-complex="12pt"/>
    </style:style>
    <style:style style:name="T5" style:family="text">
      <style:text-properties style:font-name="Ubuntu3" fo:font-size="12pt" officeooo:rsid="0674a028" style:font-size-asian="12pt" style:font-size-complex="12pt"/>
    </style:style>
    <style:style style:name="T6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Ubuntu3" fo:font-size="12pt" fo:font-style="normal" officeooo:rsid="00bddfbe" style:font-size-asian="12pt" style:font-size-complex="12pt"/>
    </style:style>
    <style:style style:name="T9" style:family="text">
      <style:text-properties style:font-name="Ubuntu3" fo:font-size="12pt" officeooo:rsid="06aee4f0" style:font-name-asian="OpenSymbol" style:font-size-asian="12pt" style:font-name-complex="OpenSymbol" style:font-size-complex="12pt"/>
    </style:style>
    <style:style style:name="T10" style:family="text">
      <style:text-properties style:font-name="Ubuntu3" fo:font-size="12pt" officeooo:rsid="0673d7fc" style:font-name-asian="OpenSymbol" style:font-size-asian="12pt" style:font-size-complex="12pt"/>
    </style:style>
    <style:style style:name="T11" style:family="text">
      <style:text-properties style:font-name="Ubuntu3" fo:font-size="11pt" style:font-size-asian="11pt" style:font-size-complex="11pt"/>
    </style:style>
    <style:style style:name="T12" style:family="text">
      <style:text-properties style:font-name="Ubuntu3" fo:font-size="10pt" style:font-size-asian="10pt" style:font-size-complex="10pt"/>
    </style:style>
    <style:style style:name="T13" style:family="text">
      <style:text-properties style:font-name="Ubuntu3" officeooo:rsid="059284c3"/>
    </style:style>
    <style:style style:name="T14" style:family="text">
      <style:text-properties style:font-name="Ubuntu3" fo:font-weight="bold" officeooo:rsid="05b252d3" style:font-weight-asian="bold" style:font-weight-complex="bold"/>
    </style:style>
    <style:style style:name="T15" style:family="text">
      <style:text-properties style:font-name="Ubuntu3" fo:font-weight="bold" officeooo:rsid="059df69a" style:font-weight-asian="bold" style:font-weight-complex="bold"/>
    </style:style>
    <style:style style:name="T16" style:family="text">
      <style:text-properties style:font-name="Ubuntu3" fo:font-weight="bold" officeooo:rsid="059284c3" style:font-weight-asian="bold" style:font-weight-complex="bold"/>
    </style:style>
    <style:style style:name="T17" style:family="text">
      <style:text-properties style:font-name="Ubuntu3" fo:font-weight="bold" officeooo:rsid="05a93325" style:font-weight-asian="bold" style:font-weight-complex="bold"/>
    </style:style>
    <style:style style:name="T18" style:family="text">
      <style:text-properties style:font-name="Ubuntu3" fo:font-weight="bold" officeooo:rsid="05b362a9" style:font-weight-asian="bold" style:font-weight-complex="bold"/>
    </style:style>
    <style:style style:name="T19" style:family="text">
      <style:text-properties style:font-name="Ubuntu3" fo:font-weight="bold" officeooo:rsid="06160a6e" style:font-weight-asian="bold" style:font-weight-complex="bold"/>
    </style:style>
    <style:style style:name="T20" style:family="text">
      <style:text-properties style:font-name="Ubuntu3" fo:font-weight="bold" officeooo:rsid="06181b20" style:font-weight-asian="bold" style:font-weight-complex="bold"/>
    </style:style>
    <style:style style:name="T21" style:family="text">
      <style:text-properties style:font-name="Ubuntu3" fo:font-weight="bold" officeooo:rsid="06234873" style:font-weight-asian="bold" style:font-weight-complex="bold"/>
    </style:style>
    <style:style style:name="T22" style:family="text">
      <style:text-properties style:font-name="Ubuntu3" fo:font-weight="bold" officeooo:rsid="06259fae" style:font-weight-asian="bold" style:font-weight-complex="bold"/>
    </style:style>
    <style:style style:name="T23" style:family="text">
      <style:text-properties style:font-name="Ubuntu3" fo:font-weight="bold" officeooo:rsid="0631762e" style:font-weight-asian="bold" style:font-weight-complex="bold"/>
    </style:style>
    <style:style style:name="T24" style:family="text">
      <style:text-properties style:font-name="Ubuntu3" fo:font-weight="bold" officeooo:rsid="063ac5f8" style:font-weight-asian="bold" style:font-weight-complex="bold"/>
    </style:style>
    <style:style style:name="T25" style:family="text">
      <style:text-properties style:font-name="Ubuntu3" fo:font-weight="bold" officeooo:rsid="07d64d6d" style:font-weight-asian="bold" style:font-weight-complex="bold"/>
    </style:style>
    <style:style style:name="T26" style:family="text">
      <style:text-properties style:font-name="Ubuntu3" officeooo:rsid="0554f672"/>
    </style:style>
    <style:style style:name="T27" style:family="text">
      <style:text-properties style:font-name="Ubuntu3" fo:font-weight="normal" officeooo:rsid="059284c3" style:font-weight-asian="normal" style:font-weight-complex="normal"/>
    </style:style>
    <style:style style:name="T28" style:family="text">
      <style:text-properties style:font-name="Ubuntu3" fo:font-weight="normal" officeooo:rsid="06234873" style:font-weight-asian="normal" style:font-weight-complex="normal"/>
    </style:style>
    <style:style style:name="T29" style:family="text">
      <style:text-properties style:font-name="Ubuntu3" fo:font-weight="normal" officeooo:rsid="07d64d6d" style:font-weight-asian="normal" style:font-weight-complex="normal"/>
    </style:style>
    <style:style style:name="T30" style:family="text">
      <style:text-properties style:font-name="Ubuntu3" officeooo:rsid="087dfde5"/>
    </style:style>
    <style:style style:name="T31" style:family="text">
      <style:text-properties fo:language="nl" fo:country="NL" style:language-asian="nl" style:country-asian="NL"/>
    </style:style>
    <style:style style:name="T32" style:family="text">
      <style:text-properties fo:language="nl" fo:country="NL" style:font-size-asian="12pt" style:language-asian="nl" style:country-asian="NL" style:font-size-complex="12pt"/>
    </style:style>
    <style:style style:name="T33" style:family="text">
      <style:text-properties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language="nl" fo:country="NL" fo:font-style="italic" officeooo:rsid="0252353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language="nl" fo:country="NL" fo:font-style="italic" officeooo:rsid="019fe3c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language="nl" fo:country="NL" fo:font-style="normal" officeooo:rsid="019fe3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officeooo:rsid="02f99a6c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2da3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f08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117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aed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2da7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ff54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7777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3975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461be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172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26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d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d94ea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4e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292d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b58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d244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d8782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811a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0215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2f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1f6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eb34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21ad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3e5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eee4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cd2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36a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73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1b6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211f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230d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53ee1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c2b1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cc19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4442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678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6b5d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6dabb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04c68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97957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75206e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9aa339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702155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4f944c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35" style:family="text">
      <style:text-properties fo:color="#000000" style:text-line-through-style="none" style:text-line-through-type="none" style:font-name="Ubuntu3" fo:font-size="12pt" style:text-underline-style="none" officeooo:rsid="03900f5c" style:font-size-asian="12pt" style:font-size-complex="12pt"/>
    </style:style>
    <style:style style:name="T136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37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38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c0f1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79c52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79e8ce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79ebd1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7a0d3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4442f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4da6f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23cb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2f0c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06216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84645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0fa72b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b8e052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855838c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857352c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85cae8b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877849c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883d157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2d2c5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bdd0c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5a4737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b8e05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77e944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857352c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85afa7f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868e89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language="nl" fo:country="NL" fo:font-style="normal" style:text-underline-style="none" fo:font-weight="bold" officeooo:rsid="05b252d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fo:language="nl" fo:country="NL" fo:font-style="normal" fo:font-weight="normal" officeooo:rsid="07ff0fd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style:text-line-through-style="none" style:text-line-through-type="none" fo:language="nl" fo:country="NL" fo:font-style="normal" style:text-underline-style="none" officeooo:rsid="04f944cd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fo:language="nl" fo:country="NL" fo:font-style="normal" style:text-underline-style="none" officeooo:rsid="06a4f76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fo:language="nl" fo:country="NL" fo:font-style="normal" style:text-underline-style="none" fo:font-weight="normal" officeooo:rsid="06d244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fo:language="nl" fo:country="NL" fo:font-style="normal" style:text-underline-style="none" fo:font-weight="normal" officeooo:rsid="050b160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fo:language="nl" fo:country="NL" fo:font-style="normal" style:text-underline-style="none" fo:font-weight="normal" officeooo:rsid="081bf7f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fo:language="nl" fo:country="NL" fo:font-style="normal" style:text-underline-style="none" fo:font-weight="normal" officeooo:rsid="081d31e5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fo:language="nl" fo:country="NL" fo:font-style="normal" style:text-underline-style="none" fo:font-weight="normal" officeooo:rsid="087b00b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style:text-line-through-style="none" style:text-line-through-type="none" fo:language="nl" fo:country="NL" fo:font-style="normal" style:text-underline-style="none" officeooo:rsid="06b5851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style:text-line-through-style="none" style:text-line-through-type="none" fo:language="nl" fo:country="NL" fo:font-style="normal" style:text-underline-style="none" officeooo:rsid="0775c93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style:text-line-through-style="none" style:text-line-through-type="none" fo:language="nl" fo:country="NL" fo:font-style="normal" style:text-underline-style="none" officeooo:rsid="077f701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style:text-line-through-style="none" style:text-line-through-type="none" fo:language="nl" fo:country="NL" fo:font-style="normal" style:text-underline-style="none" officeooo:rsid="04f7830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style:text-line-through-style="none" style:text-line-through-type="none" fo:language="nl" fo:country="NL" fo:font-style="normal" style:text-underline-style="none" officeooo:rsid="0780456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style:text-line-through-style="none" style:text-line-through-type="none" fo:language="nl" fo:country="NL" fo:font-style="normal" style:text-underline-style="none" officeooo:rsid="07c73fa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fo:font-size="10pt" fo:language="nl" fo:country="NL" fo:font-style="normal" fo:font-weight="normal" officeooo:rsid="04c438be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fo:font-size="10pt" fo:language="nl" fo:country="NL" fo:font-style="normal" fo:font-weight="normal" officeooo:rsid="0817acc4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fo:font-size="12pt" fo:language="nl" fo:country="NL" fo:font-style="normal" style:text-underline-style="none" officeooo:rsid="02ff084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Bitstream Vera Sans" fo:font-size="10pt" fo:language="nl" fo:country="NL" fo:font-style="normal" style:text-underline-style="none" fo:font-weight="normal" officeooo:rsid="05789d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style:font-name="Ubuntu3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font-name="Ubuntu3" fo:font-size="12pt" fo:language="nl" fo:country="NL" fo:font-weight="normal" officeooo:rsid="0795389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25" style:family="text">
      <style:text-properties fo:color="#000000" style:font-name="Ubuntu3" fo:font-size="12pt" style:text-underline-style="none" fo:font-weight="normal" officeooo:rsid="050ba6c9" style:font-size-asian="12pt" style:font-weight-asian="normal" style:font-size-complex="12pt" style:font-weight-complex="normal"/>
    </style:style>
    <style:style style:name="T226" style:family="text">
      <style:text-properties fo:color="#000000" style:font-name="Ubuntu3" fo:font-size="12pt" style:text-underline-style="none" style:font-size-asian="12pt" style:font-size-complex="12pt"/>
    </style:style>
    <style:style style:name="T227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228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229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230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231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232" style:family="text">
      <style:text-properties fo:color="#000000" style:font-name="Ubuntu3" fo:font-size="12pt" style:font-size-asian="12pt" style:font-size-complex="12pt"/>
    </style:style>
    <style:style style:name="T233" style:family="text">
      <style:text-properties fo:color="#000000" style:font-name="Ubuntu3" fo:font-size="12pt" officeooo:rsid="004804ae" style:font-size-asian="12pt" style:font-size-complex="12pt"/>
    </style:style>
    <style:style style:name="T234" style:family="text">
      <style:text-properties fo:color="#000000" style:font-name="Ubuntu3" fo:font-size="12pt" officeooo:rsid="01657261" style:font-size-asian="12pt" style:font-size-complex="12pt"/>
    </style:style>
    <style:style style:name="T235" style:family="text">
      <style:text-properties fo:color="#000000" style:font-name="Ubuntu3" fo:font-size="12pt" officeooo:rsid="0382ccb7" style:font-size-asian="12pt" style:font-size-complex="12pt"/>
    </style:style>
    <style:style style:name="T236" style:family="text">
      <style:text-properties fo:color="#000000" style:font-name="Ubuntu3" fo:font-size="12pt" officeooo:rsid="03045141" style:font-size-asian="12pt" style:font-size-complex="12pt"/>
    </style:style>
    <style:style style:name="T237" style:family="text">
      <style:text-properties fo:color="#000000" style:font-name="Ubuntu3" fo:font-size="12pt" officeooo:rsid="0305e7c0" style:font-size-asian="12pt" style:font-size-complex="12pt"/>
    </style:style>
    <style:style style:name="T238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fo:language="nl" fo:country="NL" fo:font-weight="normal" officeooo:rsid="0375428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style:text-underline-style="none" officeooo:rsid="0588721b" style:font-size-asian="12pt" style:font-size-complex="12pt"/>
    </style:style>
    <style:style style:name="T244" style:family="text">
      <style:text-properties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Ubuntu3" fo:font-size="12pt" fo:font-style="normal" officeooo:rsid="0526a1ff" style:font-size-asian="12pt" style:font-style-asian="normal" style:font-size-complex="12pt" style:font-style-complex="normal"/>
    </style:style>
    <style:style style:name="T246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255" style:family="text">
      <style:text-properties style:text-line-through-style="none" style:text-line-through-type="none" style:font-name="Ubuntu3" fo:font-size="12pt" style:text-underline-style="none" fo:font-weight="normal" officeooo:rsid="069b0200" style:font-size-asian="12pt" style:font-weight-asian="normal" style:font-size-complex="12pt" style:font-weight-complex="normal"/>
    </style:style>
    <style:style style:name="T256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57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258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59" style:family="text">
      <style:text-properties style:text-line-through-style="none" style:text-line-through-type="none" style:font-name="Ubuntu3" fo:font-size="12pt" style:text-underline-style="none" fo:font-weight="normal" officeooo:rsid="076b834e" style:font-size-asian="12pt" style:font-weight-asian="normal" style:font-size-complex="12pt" style:font-weight-complex="normal"/>
    </style:style>
    <style:style style:name="T260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61" style:family="text">
      <style:text-properties style:text-line-through-style="none" style:text-line-through-type="none" style:font-name="Ubuntu3" fo:font-size="12pt" style:text-underline-style="none" fo:font-weight="normal" officeooo:rsid="00bddfbe" fo:background-color="transparent" loext:char-shading-value="0" style:font-name-asian="DejaVu Sans" style:font-size-asian="12pt" style:font-weight-asian="normal" style:font-size-complex="12pt" style:font-weight-complex="normal"/>
    </style:style>
    <style:style style:name="T262" style:family="text">
      <style:text-properties style:text-line-through-style="none" style:text-line-through-type="none" style:font-name="Ubuntu3" fo:font-size="12pt" style:text-underline-style="none" fo:font-weight="normal" officeooo:rsid="05960b2f" fo:background-color="transparent" loext:char-shading-value="0" style:font-name-asian="DejaVu Sans" style:font-size-asian="12pt" style:font-weight-asian="normal" style:font-size-complex="12pt" style:font-weight-complex="normal"/>
    </style:style>
    <style:style style:name="T263" style:family="text">
      <style:text-properties style:text-line-through-style="none" style:text-line-through-type="none" style:font-name="Ubuntu3" fo:font-size="12pt" style:text-underline-style="none" fo:font-weight="normal" officeooo:rsid="0598cb0a" fo:background-color="transparent" loext:char-shading-value="0" style:font-name-asian="DejaVu Sans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Ubuntu3" fo:font-size="12pt" style:text-underline-style="none" fo:font-weight="normal" officeooo:rsid="05960b2f" style:font-name-asian="DejaVu Sans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266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267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268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269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270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271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272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273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274" style:family="text">
      <style:text-properties style:text-line-through-style="none" style:text-line-through-type="none" fo:font-size="12pt" fo:font-style="normal" style:text-underline-style="none" officeooo:rsid="0526a1ff" style:font-size-asian="12pt" style:font-style-asian="normal" style:font-size-complex="12pt" style:font-style-complex="normal"/>
    </style:style>
    <style:style style:name="T275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276" style:family="text">
      <style:text-properties style:text-line-through-style="none" style:text-line-through-type="none" style:text-underline-style="none" officeooo:rsid="0640fe50" style:font-size-asian="12pt" style:font-size-complex="12pt"/>
    </style:style>
    <style:style style:name="T277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278" style:family="text">
      <style:text-properties style:text-line-through-style="none" style:text-line-through-type="none" style:text-underline-style="none" officeooo:rsid="07a48912" style:font-size-asian="12pt" style:font-size-complex="12pt"/>
    </style:style>
    <style:style style:name="T279" style:family="text">
      <style:text-properties style:text-line-through-style="none" style:text-line-through-type="none" style:text-underline-style="none" officeooo:rsid="05960b2f" style:font-name-asian="DejaVu Sans" style:font-size-asian="12pt" style:font-size-complex="12pt"/>
    </style:style>
    <style:style style:name="T280" style:family="text">
      <style:text-properties style:use-window-font-color="true"/>
    </style:style>
    <style:style style:name="T28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style:font-name="Ubuntu3" fo:font-size="12pt" fo:language="nl" fo:country="N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style:font-name="Ubuntu3" fo:font-size="12pt" fo:language="nl" fo:country="NL" fo:font-style="normal" officeooo:rsid="065d015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style:font-name="Ubuntu3" fo:font-size="12pt" fo:language="nl" fo:country="NL" fo:font-style="normal" officeooo:rsid="066184e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officeooo:rsid="047da547"/>
    </style:style>
    <style:style style:name="T302" style:family="text">
      <style:text-properties officeooo:rsid="0394a435"/>
    </style:style>
    <style:style style:name="T303" style:family="text">
      <style:text-properties officeooo:rsid="03976b7e"/>
    </style:style>
    <style:style style:name="T304" style:family="text">
      <style:text-properties fo:font-size="12pt" style:font-size-asian="12pt" style:font-size-complex="12pt"/>
    </style:style>
    <style:style style:name="T305" style:family="text">
      <style:text-properties fo:font-size="12pt" officeooo:rsid="05272449" style:font-size-asian="12pt" style:font-size-complex="12pt"/>
    </style:style>
    <style:style style:name="T306" style:family="text">
      <style:text-properties fo:font-size="12pt" officeooo:rsid="0526a1ff" style:font-size-asian="12pt" style:font-size-complex="12pt"/>
    </style:style>
    <style:style style:name="T307" style:family="text">
      <style:text-properties fo:font-size="12pt" officeooo:rsid="02eddb5a" style:font-size-asian="12pt" style:font-size-complex="12pt"/>
    </style:style>
    <style:style style:name="T308" style:family="text">
      <style:text-properties fo:font-size="12pt" officeooo:rsid="064c9632" style:font-size-asian="12pt" style:font-size-complex="12pt"/>
    </style:style>
    <style:style style:name="T309" style:family="text">
      <style:text-properties fo:font-size="12pt" officeooo:rsid="0674a028" style:font-size-asian="12pt" style:font-size-complex="12pt"/>
    </style:style>
    <style:style style:name="T310" style:family="text">
      <style:text-properties fo:font-size="12pt" officeooo:rsid="0673d7fc" style:font-size-asian="12pt" style:font-size-complex="12pt"/>
    </style:style>
    <style:style style:name="T311" style:family="text">
      <style:text-properties fo:font-size="12pt" officeooo:rsid="06ac065f" style:font-size-asian="12pt" style:font-size-complex="12pt"/>
    </style:style>
    <style:style style:name="T312" style:family="text">
      <style:text-properties fo:font-size="12pt" officeooo:rsid="06aee4f0" style:font-size-asian="12pt" style:font-size-complex="12pt"/>
    </style:style>
    <style:style style:name="T313" style:family="text">
      <style:text-properties fo:font-size="12pt" officeooo:rsid="06af5f5b" style:font-size-asian="12pt" style:font-size-complex="12pt"/>
    </style:style>
    <style:style style:name="T314" style:family="text">
      <style:text-properties officeooo:rsid="047fb57c"/>
    </style:style>
    <style:style style:name="T315" style:family="text">
      <style:text-properties officeooo:rsid="047da547"/>
    </style:style>
    <style:style style:name="T316" style:family="text">
      <style:text-properties style:font-size-asian="12pt" style:font-size-complex="12pt"/>
    </style:style>
    <style:style style:name="T317" style:family="text">
      <style:text-properties officeooo:rsid="0462b983" style:font-size-asian="12pt" style:font-size-complex="12pt"/>
    </style:style>
    <style:style style:name="T318" style:family="text">
      <style:text-properties officeooo:rsid="01657261" style:font-size-asian="12pt" style:font-size-complex="12pt"/>
    </style:style>
    <style:style style:name="T319" style:family="text">
      <style:text-properties officeooo:rsid="00bddfbe" style:font-size-asian="12pt" style:font-size-complex="12pt"/>
    </style:style>
    <style:style style:name="T320" style:family="text">
      <style:text-properties officeooo:rsid="04473353"/>
    </style:style>
    <style:style style:name="T321" style:family="text">
      <style:text-properties officeooo:rsid="05903285"/>
    </style:style>
    <style:style style:name="T322" style:family="text">
      <style:text-properties officeooo:rsid="0594b105"/>
    </style:style>
    <style:style style:name="T323" style:family="text">
      <style:text-properties officeooo:rsid="050aa1f1"/>
    </style:style>
    <style:style style:name="T324" style:family="text">
      <style:text-properties officeooo:rsid="059284c3"/>
    </style:style>
    <style:style style:name="T325" style:family="text">
      <style:text-properties fo:font-weight="normal" style:font-weight-asian="normal" style:font-weight-complex="normal"/>
    </style:style>
    <style:style style:name="T326" style:family="text">
      <style:text-properties officeooo:rsid="06049971"/>
    </style:style>
    <style:style style:name="T327" style:family="text">
      <style:text-properties officeooo:rsid="065518f9"/>
    </style:style>
    <style:style style:name="T328" style:family="text">
      <style:text-properties officeooo:rsid="0656573b"/>
    </style:style>
    <style:style style:name="T329" style:family="text">
      <style:text-properties style:font-name="OpenSymbol" fo:font-size="12pt" officeooo:rsid="06aee4f0" style:font-name-asian="OpenSymbol" style:font-size-asian="12pt" style:font-name-complex="OpenSymbol" style:font-size-complex="12pt"/>
    </style:style>
    <style:style style:name="T330" style:family="text">
      <style:text-properties officeooo:rsid="043ccc66"/>
    </style:style>
    <style:style style:name="T331" style:family="text">
      <style:text-properties fo:font-weight="bold" officeooo:rsid="06049971" style:font-weight-asian="bold" style:font-weight-complex="bold"/>
    </style:style>
    <style:style style:name="T332" style:family="text">
      <style:text-properties officeooo:rsid="08436019"/>
    </style:style>
    <style:style style:name="T333" style:family="text">
      <style:text-properties officeooo:rsid="08454112"/>
    </style:style>
    <style:style style:name="T334" style:family="text">
      <style:text-properties officeooo:rsid="0859278b"/>
    </style:style>
    <style:style style:name="T335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officeooo:rsid="08851427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Gebruiker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" form:id="control5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6" form:id="control6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9" form:id="control9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3" form:id="control13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4" form:id="control14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19" form:id="control19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1" form:id="control21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2" form:id="control22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3" form:id="control23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5" form:id="control25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6" form:id="control26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7" form:id="control27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Strong_20_Emphasis"><text:span text:style-name="T219">C</text:span></text:span><text:span text:style-name="Strong_20_Emphasis"><text:span text:style-name="T212">hecklist voor </text:span></text:span><text:span text:style-name="Strong_20_Emphasis"><text:span text:style-name="T213">het</text:span></text:span><text:span text:style-name="Strong_20_Emphasis"><text:span text:style-name="T212"> install</text:span></text:span><text:span text:style-name="Strong_20_Emphasis"><text:span text:style-name="T213">eren</text:span></text:span><text:span text:style-name="Strong_20_Emphasis"><text:span text:style-name="T212"> van </text:span></text:span><text:reference-mark-start text:name="Distributie"/><text:span text:style-name="Strong_20_Emphasis"><text:span text:style-name="T216">Ubuntu</text:span></text:span><text:reference-mark-end text:name="Distributie"/><text:span text:style-name="Strong_20_Emphasis"><text:span text:style-name="T218"><text:note text:id="ftn1" text:note-class="footnote"><text:note-citation>1</text:note-citation><text:note-body><text:p text:style-name="P17"><text:span text:style-name="T333">Ubuntu, maar ook Xubuntu en Lubuntu (werkomgeving respectievelijk GNOME, Xfce, en </text:span>LXDE).</text:p></text:note-body></text:note></text:span></text:span><text:span text:style-name="Strong_20_Emphasis"><text:span text:style-name="T216"> </text:span></text:span><text:reference-mark-start text:name="Versie"/><text:span text:style-name="Strong_20_Emphasis"><text:span text:style-name="T216">1</text:span></text:span><text:span text:style-name="Strong_20_Emphasis"><text:span text:style-name="T220">7</text:span></text:span><text:span text:style-name="Strong_20_Emphasis"><text:span text:style-name="T216">.</text:span></text:span><text:span text:style-name="Strong_20_Emphasis"><text:span text:style-name="T220">1</text:span></text:span><text:span text:style-name="Strong_20_Emphasis"><text:span text:style-name="T216">0</text:span></text:span><text:reference-mark-end text:name="Versie"/><text:span text:style-name="Strong_20_Emphasis"><text:span text:style-name="T214"><text:note text:id="ftn2" text:note-class="footnote"><text:note-citation>2</text:note-citation><text:note-body><text:p text:style-name="P19"><text:span text:style-name="T303">Deze versie heeft codenaam Artful Aardvark</text:span> <text:span text:style-name="T302">en wordt vanaf uitgave negen maanden ondersteund <text:line-break/>(tot juli 2018). Gebruik voor een langere ondersteuning een zogenaamde LTS-versie zoals 16.04 LTS.</text:span></text:p></text:note-body></text:note></text:span></text:span><text:span text:style-name="Strong_20_Emphasis"><text:span text:style-name="T214"> </text:span></text:span><text:reference-mark-start text:name="Editie"/><text:span text:style-name="Strong_20_Emphasis"><text:span text:style-name="T215">desktop</text:span></text:span><text:reference-mark-end text:name="Editie"/><text:span text:style-name="Strong_20_Emphasis"><text:span text:style-name="T217">.</text:span></text:span></text:p>
      <text:p text:style-name="P5"/>
      <text:p text:style-name="P25"><text:span text:style-name="T32">Gebruik</text:span><text:span text:style-name="T238"> </text:span><text:span text:style-name="T239">ook</text:span><text:span text:style-name="T238"> </text:span><text:span text:style-name="T240">C</text:span><text:span text:style-name="T238">hecklist </text:span><text:span text:style-name="T241">i</text:span><text:span text:style-name="T238">nstall</text:span><text:span text:style-name="T242">atie </text:span><text:span text:style-name="T242"><text:reference-ref text:reference-format="text" text:ref-name="Distributie">Ubuntu</text:reference-ref></text:span><text:span text:style-name="T238"><text:s/></text:span><text:span text:style-name="T238"><text:reference-ref text:reference-format="text" text:ref-name="Versie">17.10</text:reference-ref></text:span><text:span text:style-name="T238"><text:s/></text:span><text:span text:style-name="T238"><text:reference-ref text:reference-format="text" text:ref-name="Editie">desktop</text:reference-ref></text:span><text:span text:style-name="T242"><text:s/></text:span><text:span text:style-name="T36">c</text:span><text:span text:style-name="T37">omputernaam</text:span><text:span text:style-name="T38"><text:note text:id="ftn3" text:note-class="footnote"><text:note-citation>3</text:note-citation><text:note-body><text:p text:style-name="P13">Als <text:span text:style-name="T328">aanwezig, anders is</text:span> het volgen van <text:span text:style-name="T328">alleen </text:span>deze <text:span text:style-name="T327">checklist</text:span> voldoende.</text:p></text:note-body></text:note></text:span></text:p>
      <text:p text:style-name="P8"/>
      <text:p text:style-name="P9"><text:span text:style-name="T40">Kijk op</text:span><text:span text:style-name="T212"> </text:span><text:a xlink:type="simple" xlink:href="http://karelzimmer.nl/" text:style-name="Internet_20_link" text:visited-style-name="Visited_20_Internet_20_Link"><text:span text:style-name="Internet_20_link"><text:span text:style-name="T6">karelzimmer.nl</text:span></text:span></text:a><text:span text:style-name="T212"> </text:span><text:span text:style-name="T281">voor</text:span><text:span text:style-name="T282"> </text:span><text:span text:style-name="T283">deze en andere </text:span><text:span text:style-name="T41">checklists, scripts, en overige bestanden.</text:span></text:p>
      <text:p text:style-name="P7"/>
      <text:p text:style-name="P6"><text:span text:style-name="T41">D</text:span><text:span text:style-name="T40">it is een invulbare PD</text:span><text:span text:style-name="T53">F</text:span><text:span text:style-name="T40"> met tekst- en keuzevakken; </text:span><text:span text:style-name="T65">a</text:span><text:span text:style-name="T40">fdrukken is niet noodzakelijk.</text:span></text:p>
      <text:p text:style-name="P1"/>
      <text:p text:style-name="P1"/>
      <text:p text:style-name="P1">V<text:span text:style-name="T314">ul de waarden in het tekstvak achter de </text:span><text:span text:style-name="Definition"><text:span text:style-name="T315">schuingedrukte</text:span></text:span> <text:span text:style-name="T315">woorden </text:span><text:span text:style-name="T301">(zie toelichting)</text:span><text:span text:style-name="T315">:</text:span></text:p>
      <text:p text:style-name="P3"><text:span text:style-name="Definition"><text:span text:style-name="T285">g</text:span></text:span><text:span text:style-name="Definition"><text:span text:style-name="T284">ebruiker</text:span></text:span><text:span text:style-name="Definition"><text:span text:style-name="T286"><text:tab/><text:tab/></text:span></text:span><text:span text:style-name="Definition"><text:span text:style-name="T280"> <text:tab/><text:tab/></text:span></text:span><text:span text:style-name="T287"><draw:control text:anchor-type="as-char" svg:y="-0.429cm" draw:z-index="0" draw:name="Gebruiker" draw:style-name="gr1" draw:text-style-name="P56" svg:width="6.061cm" svg:height="0.6cm" draw:control="control1"><svg:title>Gebruiker</svg:title><svg:desc>Volledige naam, bijv. Jan Stek</svg:desc></draw:control></text:span><text:span text:style-name="T287"><text:tab/></text:span><text:span text:style-name="T288">(</text:span><text:span text:style-name="T299">volledige naam, bijv. Jan Stek</text:span><text:span text:style-name="T300">)</text:span></text:p>
      <text:p text:style-name="P4"><text:span text:style-name="Definition"><text:span text:style-name="T285">g</text:span></text:span><text:span text:style-name="Definition"><text:span text:style-name="T284">ebruikersnaam<text:tab/></text:span></text:span><text:span text:style-name="Definition"><text:span text:style-name="T284"><draw:control text:anchor-type="as-char" svg:y="-0.429cm" draw:z-index="1" draw:name="Gberuikersnaam" draw:style-name="gr1" draw:text-style-name="P56" svg:width="6.061cm" svg:height="0.6cm" draw:control="control2"><svg:title>Gebruikersnaam</svg:title><svg:desc>Korte naam, bijv. jan</svg:desc></draw:control></text:span></text:span><text:span text:style-name="Definition"><text:span text:style-name="T284"><text:tab/></text:span></text:span><text:span text:style-name="Definition"><text:span text:style-name="T291">(</text:span></text:span><text:span text:style-name="Definition"><text:span text:style-name="T290">korte naam, bijv. jan</text:span></text:span><text:span text:style-name="Definition"><text:span text:style-name="T291">)</text:span></text:span></text:p>
      <text:p text:style-name="P3"><text:span text:style-name="Definition"><text:span text:style-name="T298">c</text:span></text:span><text:span text:style-name="Definition"><text:span text:style-name="T297">omputernaam<text:tab/><text:tab/></text:span></text:span><text:span text:style-name="Definition"><text:span text:style-name="T287"><draw:control text:anchor-type="as-char" svg:y="-0.429cm" draw:z-index="2" draw:name="Computernaam" draw:style-name="gr1" draw:text-style-name="P56" svg:width="6.061cm" svg:height="0.6cm" draw:control="control3"><svg:title>Computernaam</svg:title><svg:desc>Unieke naam van de computer</svg:desc></draw:control></text:span></text:span><text:span text:style-name="Definition"><text:span text:style-name="T287"><text:tab/></text:span></text:span><text:span text:style-name="Definition"><text:span text:style-name="T294">(</text:span></text:span><text:span text:style-name="Definition"><text:span text:style-name="T292">unieke naam van de compute</text:span></text:span><text:span text:style-name="Definition"><text:span text:style-name="T293">r</text:span></text:span><text:span text:style-name="Definition"><text:span text:style-name="T294">)</text:span></text:span></text:p>
      <text:p text:style-name="P3"><text:span text:style-name="Definition"><text:span text:style-name="T285">o</text:span></text:span><text:span text:style-name="Definition"><text:span text:style-name="T284">pstartmenu</text:span></text:span><text:span text:style-name="Definition"><text:span text:style-name="T287"><text:tab/><text:tab/><text:tab/></text:span></text:span><text:span text:style-name="Definition"><text:span text:style-name="T287"><draw:control text:anchor-type="as-char" svg:y="-0.429cm" draw:z-index="3" draw:name="Opstartmenu" draw:style-name="gr1" draw:text-style-name="P56" svg:width="6.061cm" svg:height="0.6cm" draw:control="control4"><svg:title>Opstartmenu</svg:title><svg:desc>Toets voor het opstartmenu ("bootmenu")</svg:desc></draw:control></text:span></text:span><text:span text:style-name="Definition"><text:span text:style-name="T287"><text:tab/></text:span></text:span><text:span text:style-name="Definition"><text:span text:style-name="T294">(</text:span></text:span><text:span text:style-name="Definition"><text:span text:style-name="T292">to</text:span></text:span><text:span text:style-name="Definition"><text:span text:style-name="T295">ets voor het opstartmedium</text:span></text:span><text:span text:style-name="Definition"><text:span text:style-name="T296">)</text:span></text:span></text:p>
      <text:p text:style-name="P3"><text:span text:style-name="Definition"><text:span text:style-name="T285">i</text:span></text:span><text:span text:style-name="Definition"><text:span text:style-name="T284">nstellingen</text:span></text:span><text:span text:style-name="T287"><text:tab/> <text:tab/><text:tab/></text:span><text:span text:style-name="T287"><draw:control text:anchor-type="as-char" svg:y="-0.429cm" draw:z-index="4" draw:name="Instellingen" draw:style-name="gr1" draw:text-style-name="P56" svg:width="6.061cm" svg:height="0.6cm" draw:control="control5"><svg:title>Instellingen</svg:title><svg:desc>Toets voor het BIOS/UEFI-scherm ("setup")</svg:desc></draw:control></text:span><text:span text:style-name="T287"><text:tab/></text:span><text:span text:style-name="T288">(</text:span><text:span text:style-name="T289">toets voor het BIOS/UEFI-scherm</text:span><text:span text:style-name="T288">)</text:span></text:p>
      <text:p text:style-name="P1">Vervang <text:span text:style-name="Definition"><text:span text:style-name="T315">schuingedrukte</text:span></text:span> <text:span text:style-name="T315">woorden </text:span>in deze checklist door <text:span text:style-name="T315">boven</text:span>staande waarden.</text:p>
      <text:p text:style-name="P2"/>
      <text:p text:style-name="P2"/>
      <text:list xml:id="list3922151498" text:style-name="L1">
        <text:list-item>
          <text:p text:style-name="P27"><text:span text:style-name="T304">Installatie voorbereiden<text:line-break/><text:line-break/><text:tab/></text:span><text:span text:style-name="T313">N</text:span><text:span text:style-name="T312">og niet op Linux<text:tab/></text:span><text:span text:style-name="T329"></text:span><text:span text:style-name="T9"> </text:span><text:span text:style-name="T4">ge</text:span><text:span text:style-name="T5">brui</text:span><text:span text:style-name="T309">k Checklist migratie</text:span><text:span text:style-name="T310">.<text:line-break/><text:tab/></text:span><text:span text:style-name="T313">N</text:span><text:span text:style-name="T310">ieuw</text:span><text:span text:style-name="T311">e</text:span><text:span text:style-name="T310"> installatie<text:tab/></text:span><text:span text:style-name="T329"></text:span><text:span text:style-name="T10"> </text:span><text:span text:style-name="T9">b</text:span><text:span text:style-name="T3">egin </text:span><text:span text:style-name="T310">bij hoofdstuk </text:span><text:span text:style-name="T310"><text:bookmark-ref text:reference-format="number" text:ref-name="__RefNumPara__3757_1967850706">2</text:bookmark-ref></text:span><text:span text:style-name="T310">.</text:span></text:p>
        </text:list-item>
      </text:list>
      <text:list xml:id="list2464955313" text:style-name="L2">
        <text:list-item>
          <text:list>
            <text:list-header>
              <text:p text:style-name="P37"><text:span text:style-name="Strong_20_Emphasis"><text:span text:style-name="T223"/></text:span></text:p>
            </text:list-header>
            <text:list-item>
              <text:p text:style-name="P37"><text:span text:style-name="T42"><draw:control text:anchor-type="as-char" draw:z-index="5" draw:style-name="gr2" draw:text-style-name="P57" svg:width="0.35cm" svg:height="0.35cm" draw:control="control6"/></text:span><text:span text:style-name="T42"><text:tab/></text:span><text:span text:style-name="T1">Aanmelden als </text:span><text:span text:style-name="Definition"><text:span text:style-name="T316">gebruike</text:span></text:span><text:span text:style-name="Definition"><text:span text:style-name="T317">r</text:span></text:span><text:span text:style-name="Definition"><text:span text:style-name="T317"><text:text-input text:description=""/></text:span></text:span><text:span text:style-name="T2">.</text:span></text:p>
              <text:p text:style-name="P48"/>
            </text:list-item>
            <text:list-item>
              <text:p text:style-name="P38"><text:span text:style-name="Strong_20_Emphasis"><text:span text:style-name="T42"><draw:control text:anchor-type="as-char" draw:z-index="6" draw:style-name="gr2" draw:text-style-name="P57" svg:width="0.35cm" svg:height="0.35cm" draw:control="control7"/></text:span></text:span><text:span text:style-name="Strong_20_Emphasis"><text:span text:style-name="T42"><text:tab/></text:span></text:span><text:span text:style-name="Strong_20_Emphasis"><text:span text:style-name="T74">Bereid de installatie voor </text:span></text:span><text:span text:style-name="Strong_20_Emphasis"><text:span text:style-name="T96">via </text:span></text:span><text:span text:style-name="Strong_20_Emphasis"><text:span text:style-name="T84">het </text:span></text:span><text:span text:style-name="Strong_20_Emphasis"><text:span text:style-name="T100">starten van </text:span></text:span><text:span text:style-name="Strong_20_Emphasis"><text:span text:style-name="T130">Terminalvenster</text:span></text:span><text:span text:style-name="Strong_20_Emphasis"><text:span text:style-name="T74"> </text:span></text:span><text:span text:style-name="Strong_20_Emphasis"><text:span text:style-name="T100">met </text:span></text:span><text:span text:style-name="Strong_20_Emphasis"><text:span text:style-name="T90">de <text:line-break/><text:tab/><text:tab/>toets</text:span></text:span><text:span text:style-name="Strong_20_Emphasis"><text:span text:style-name="T107">en</text:span></text:span><text:span text:style-name="Strong_20_Emphasis"><text:span text:style-name="T90">combinatie </text:span></text:span><text:span text:style-name="Strong_20_Emphasis"><text:span text:style-name="T131">Ctrl + Alt + T</text:span></text:span><text:span text:style-name="Strong_20_Emphasis"><text:span text:style-name="T90">. </text:span></text:span><text:span text:style-name="Strong_20_Emphasis"><text:span text:style-name="T91"><text:line-break/><text:tab/><text:tab/></text:span></text:span><text:span text:style-name="Strong_20_Emphasis"><text:span text:style-name="T121">T</text:span></text:span><text:span text:style-name="Strong_20_Emphasis"><text:span text:style-name="T91">yp </text:span></text:span><text:span text:style-name="Strong_20_Emphasis"><text:span text:style-name="T92">in</text:span></text:span><text:span text:style-name="Strong_20_Emphasis"><text:span text:style-name="T91">, of kopieer en plak, </text:span></text:span><text:span text:style-name="Strong_20_Emphasis"><text:span text:style-name="T93">de volgende opdrachtregel, </text:span></text:span><text:span text:style-name="Strong_20_Emphasis"><text:span text:style-name="T94">gevolgd door Enter:</text:span></text:span><text:span text:style-name="Strong_20_Emphasis"><text:span text:style-name="T95"><text:line-break/><text:tab/><text:tab/></text:span></text:span><text:span text:style-name="User_20_Entry"><text:span text:style-name="T182">wget karelzimmer.nl/s;</text:span></text:span><text:span text:style-name="User_20_Entry"><text:span text:style-name="T183">bash</text:span></text:span><text:span text:style-name="User_20_Entry"><text:span text:style-name="T182"> s<text:line-break/></text:span></text:span><text:span text:style-name="Strong_20_Emphasis"><text:span text:style-name="T75"><text:line-break/><text:tab/><text:tab/></text:span></text:span><text:span text:style-name="Strong_20_Emphasis"><text:span text:style-name="T102">K</text:span></text:span><text:span text:style-name="Strong_20_Emphasis"><text:span text:style-name="T78">ie</text:span></text:span><text:span text:style-name="Strong_20_Emphasis"><text:span text:style-name="T76">s</text:span></text:span><text:span text:style-name="Strong_20_Emphasis"><text:span text:style-name="T71"> </text:span></text:span><text:span text:style-name="Strong_20_Emphasis"><text:span text:style-name="T198">2</text:span></text:span><text:span text:style-name="Strong_20_Emphasis"><text:span text:style-name="T199">)</text:span></text:span><text:span text:style-name="Strong_20_Emphasis"> </text:span><text:span text:style-name="Strong_20_Emphasis"><text:span text:style-name="T196">Installatie voorbereiden</text:span></text:span><text:span text:style-name="Strong_20_Emphasis"><text:span text:style-name="T72"><text:note text:id="ftn4" text:note-class="footnote"><text:note-citation>4</text:note-citation><text:note-body><text:p text:style-name="P14"><text:span text:style-name="T324">Of start </text:span><text:span text:style-name="T14">L</text:span><text:span text:style-name="T23">i</text:span><text:span text:style-name="T19">s</text:span><text:span text:style-name="T23">t</text:span><text:span text:style-name="T19"> </text:span><text:span text:style-name="T22">I</text:span><text:span text:style-name="T16">nsta</text:span><text:span text:style-name="T17">l</text:span><text:span text:style-name="T16">l</text:span><text:span text:style-name="T24">ed</text:span><text:span text:style-name="T13"> en </text:span><text:span text:style-name="T30">daarna</text:span><text:span text:style-name="T13"> </text:span><text:span text:style-name="T14">B</text:span><text:span text:style-name="T16">ackup</text:span>.</text:p></text:note-body></text:note></text:span></text:span><text:span text:style-name="Strong_20_Emphasis"><text:span text:style-name="T72">.</text:span></text:span><text:span text:style-name="Strong_20_Emphasis"><text:span text:style-name="T71"><text:line-break/><text:tab/><text:tab/>Volg de aanwijzingen op het scherm.</text:span></text:span></text:p>
            </text:list-item>
          </text:list>
        </text:list-item>
        <text:list-item>
          <text:p text:style-name="P35"><text:bookmark-start text:name="__RefNumPara__3757_1967850706"/>Installatie uitvoeren<text:bookmark-end text:name="__RefNumPara__3757_1967850706"/></text:p>
          <text:list>
            <text:list-header>
              <text:p text:style-name="P31"><text:span text:style-name="Strong_20_Emphasis"><text:span text:style-name="T224"/></text:span></text:p>
            </text:list-header>
            <text:list-item>
              <text:p text:style-name="P32"><text:span text:style-name="T42"><draw:control text:anchor-type="as-char" draw:z-index="7" draw:style-name="gr2" draw:text-style-name="P57" svg:width="0.35cm" svg:height="0.35cm" draw:control="control8"/></text:span><text:span text:style-name="T42"><text:tab/></text:span><text:span text:style-name="T232">Start de computer op vanaf </text:span><text:span text:style-name="T233">een </text:span><text:span text:style-name="T233"><text:reference-ref text:reference-format="text" text:ref-name="Distributie">Ubuntu</text:reference-ref></text:span><text:span text:style-name="T233"><text:note text:id="ftn5" text:note-class="footnote"><text:note-citation>1</text:note-citation><text:note-body><text:p text:style-name="P18"><text:span text:style-name="T332">Ubuntu of Xubuntu of Lubuntu (werkomgeving respectievelijk GNOME, Xfce, of </text:span>LXDE).</text:p></text:note-body></text:note></text:span><text:span text:style-name="T233"><text:s/></text:span><text:span text:style-name="T232"><text:reference-ref text:reference-format="text" text:ref-name="Versie">17.10</text:reference-ref></text:span><text:span text:style-name="T134"><text:s/></text:span><text:span text:style-name="T134"><text:reference-ref text:reference-format="text" text:ref-name="Editie">desktop</text:reference-ref></text:span><text:span text:style-name="T134"><text:s/></text:span><text:reference-mark-start text:name="Bitbreedtes"/><text:span text:style-name="Strong_20_Emphasis"><text:span text:style-name="T133">64-bit</text:span></text:span><text:reference-mark-end text:name="Bitbreedtes"/><text:span text:style-name="Strong_20_Emphasis"><text:span text:style-name="T7"><text:note text:id="ftn6" text:note-class="footnote"><text:note-citation>2</text:note-citation><text:note-body><text:p text:style-name="P20"><text:span text:style-name="Strong_20_Emphasis"><text:span text:style-name="T154">G</text:span></text:span><text:span text:style-name="Strong_20_Emphasis"><text:span text:style-name="T151">ebruik Xubuntu of Lubuntu </text:span></text:span><text:span text:style-name="Strong_20_Emphasis"><text:span text:style-name="T151"><text:reference-ref text:reference-format="text" text:ref-name="Versie">17.10</text:reference-ref></text:span></text:span><text:span text:style-name="Strong_20_Emphasis"><text:span text:style-name="T151"><text:s/></text:span></text:span><text:span text:style-name="Strong_20_Emphasis"><text:span text:style-name="T151"><text:reference-ref text:reference-format="text" text:ref-name="Editie">desktop</text:reference-ref></text:span></text:span><text:span text:style-name="Strong_20_Emphasis"><text:span text:style-name="T151"><text:s/>32-bit </text:span></text:span><text:span text:style-name="Strong_20_Emphasis"><text:span text:style-name="T153">Live </text:span></text:span><text:span text:style-name="Strong_20_Emphasis"><text:span text:style-name="T152">USB-stick of </text:span></text:span><text:span text:style-name="Strong_20_Emphasis"><text:span text:style-name="T158"><text:reference-ref text:reference-format="text" text:ref-name="CDVD">DVD</text:reference-ref></text:span></text:span><text:span text:style-name="Strong_20_Emphasis"><text:span text:style-name="T152"><text:s/></text:span></text:span><text:span text:style-name="Strong_20_Emphasis"><text:span text:style-name="T154">als het opstarten mislukt</text:span></text:span><text:span text:style-name="Strong_20_Emphasis"><text:span text:style-name="T152">.</text:span></text:span></text:p></text:note-body></text:note></text:span></text:span><text:span text:style-name="Strong_20_Emphasis"><text:span text:style-name="T7"> </text:span></text:span><text:span text:style-name="T134">Live</text:span><text:span text:style-name="T134"><text:note text:id="ftn7" text:note-class="footnote"><text:note-citation>3</text:note-citation><text:note-body><text:p text:style-name="P12"><text:span text:style-name="T320">Vanaf ee</text:span>n Live <text:span text:style-name="Strong_20_Emphasis"><text:span text:style-name="T139">USB-stick </text:span></text:span><text:span text:style-name="Strong_20_Emphasis"><text:span text:style-name="T140">of </text:span></text:span><text:span text:style-name="Strong_20_Emphasis"><text:span text:style-name="T140"><text:reference-ref text:reference-format="text" text:ref-name="CDVD">DVD</text:reference-ref></text:span></text:span><text:span text:style-name="T12"><text:s/></text:span>kunt <text:span text:style-name="T320">u opstarten en</text:span> met <text:reference-ref text:reference-format="text" text:ref-name="Distributie">Ubuntu</text:reference-ref><text:s/>werken zonder deze te installeren.</text:p></text:note-body></text:note></text:span><text:span text:style-name="T134"> </text:span><text:span text:style-name="T135">U</text:span><text:span text:style-name="T134">SB-stic</text:span><text:span text:style-name="T136">k</text:span><text:span text:style-name="T134"><text:note text:id="ftn8" text:note-class="footnote"><text:note-citation>4</text:note-citation><text:note-body><text:p text:style-name="P24"><text:span text:style-name="Strong_20_Emphasis"><text:span text:style-name="T139">Maak een opstartbare USB-stick aan </text:span></text:span><text:span text:style-name="Strong_20_Emphasis"><text:span text:style-name="T147">met een beeldbestand (.iso) </text:span></text:span><text:span text:style-name="Strong_20_Emphasis"><text:span text:style-name="T148">en </text:span></text:span><text:span text:style-name="Strong_20_Emphasis"><text:span text:style-name="T147">een USB-stick </text:span></text:span><text:span text:style-name="Strong_20_Emphasis"><text:span text:style-name="T146">(minimaal 2 GB). </text:span></text:span><text:span text:style-name="Strong_20_Emphasis"><text:span text:style-name="T156">Start </text:span></text:span><text:span text:style-name="Strong_20_Emphasis"><text:span text:style-name="T159">Opstartschijf aanmaken</text:span></text:span><text:span text:style-name="Strong_20_Emphasis"><text:span text:style-name="T142"> </text:span></text:span><text:span text:style-name="Strong_20_Emphasis"><text:span text:style-name="T147">of </text:span></text:span><text:span text:style-name="Strong_20_Emphasis"><text:span text:style-name="T157">gebruik </text:span></text:span><text:span text:style-name="Strong_20_Emphasis"><text:span text:style-name="T141">het programma </text:span></text:span><text:span text:style-name="Strong_20_Emphasis"><text:span text:style-name="T145">Etcher</text:span></text:span><text:span text:style-name="Strong_20_Emphasis"><text:span text:style-name="T141"> </text:span></text:span><text:span text:style-name="Strong_20_Emphasis"><text:span text:style-name="T143">(</text:span></text:span><text:a xlink:type="simple" xlink:href="http://etcher.io/" text:style-name="Internet_20_link" text:visited-style-name="Visited_20_Internet_20_Link"><text:span text:style-name="Strong_20_Emphasis"><text:span text:style-name="T335">etcher.io</text:span></text:span></text:a><text:span text:style-name="Strong_20_Emphasis"><text:span text:style-name="T143">). </text:span></text:span><text:span text:style-name="Strong_20_Emphasis"><text:span text:style-name="T149">Etcher is</text:span></text:span><text:span text:style-name="Strong_20_Emphasis"><text:span text:style-name="T143"> </text:span></text:span><text:span text:style-name="Strong_20_Emphasis"><text:span text:style-name="T147">beschikbaar voor </text:span></text:span><text:span text:style-name="Strong_20_Emphasis"><text:span text:style-name="T142">Windows, </text:span></text:span><text:span text:style-name="Strong_20_Emphasis"><text:span text:style-name="T150">OS X</text:span></text:span><text:span text:style-name="Strong_20_Emphasis"><text:span text:style-name="T141">, </text:span></text:span><text:span text:style-name="Strong_20_Emphasis"><text:span text:style-name="T143">en </text:span></text:span><text:span text:style-name="Strong_20_Emphasis"><text:span text:style-name="T155">GNU/</text:span></text:span><text:span text:style-name="Strong_20_Emphasis"><text:span text:style-name="T141">Linux</text:span></text:span><text:span text:style-name="Strong_20_Emphasis"><text:span text:style-name="T144">.</text:span></text:span></text:p></text:note-body></text:note></text:span><text:span text:style-name="T134"><text:line-break/><text:tab/><text:tab/></text:span><text:span text:style-name="T136">of </text:span><text:reference-mark-start text:name="CDVD"/><text:span text:style-name="T136">DVD</text:span><text:reference-mark-end text:name="CDVD"/><text:span text:style-name="T134">. <text:s/><text:line-break/><text:tab/><text:tab/></text:span><text:span text:style-name="T137">Opstartmenu/</text:span><text:span text:style-name="T138">boot menu</text:span><text:span text:style-name="T137"> </text:span><text:span text:style-name="T134">via </text:span><text:span text:style-name="Definition"><text:span text:style-name="T318">opstartmenu</text:span></text:span><text:span text:style-name="T232">, </text:span><text:span text:style-name="T234">instellingen/</text:span><text:span text:style-name="T235">setup</text:span><text:span text:style-name="T232"> via </text:span><text:span text:style-name="Definition"><text:span text:style-name="T318">instellingen</text:span></text:span><text:span text:style-name="T232">.<text:line-break/><text:tab/><text:tab/></text:span><text:span text:style-name="T236">Druk </text:span><text:span text:style-name="T237">tijdens het opstarten </text:span><text:span text:style-name="T236">op een willekeurige toets voor meer opties.</text:span></text:p>
              <text:p text:style-name="P49"/>
            </text:list-item>
            <text:list-item>
              <text:p text:style-name="P33"><text:span text:style-name="Strong_20_Emphasis"><text:span text:style-name="T42"><draw:control text:anchor-type="as-char" draw:z-index="8" draw:style-name="gr2" draw:text-style-name="P57" svg:width="0.35cm" svg:height="0.35cm" draw:control="control9"/></text:span></text:span><text:span text:style-name="Strong_20_Emphasis"><text:span text:style-name="T42"><text:tab/></text:span></text:span><text:span text:style-name="Strong_20_Emphasis"><text:span text:style-name="T61">Op het </text:span></text:span><text:span text:style-name="Strong_20_Emphasis"><text:span text:style-name="T69">eerste scherm </text:span></text:span><text:span text:style-name="Strong_20_Emphasis"><text:span text:style-name="T61">kies </text:span></text:span><text:span text:style-name="Strong_20_Emphasis"><text:span text:style-name="T122">Nederlands</text:span></text:span><text:span text:style-name="Strong_20_Emphasis"><text:span text:style-name="T40"> en klik op </text:span></text:span><text:span text:style-name="Strong_20_Emphasis"><text:span text:style-name="T123"><text:reference-ref text:reference-format="text" text:ref-name="Distributie">Ubuntu</text:reference-ref></text:span></text:span><text:span text:style-name="Strong_20_Emphasis"><text:span text:style-name="T123"><text:s/>installeren</text:span></text:span><text:span text:style-name="Strong_20_Emphasis"><text:span text:style-name="T43">,<text:tab/>of</text:span></text:span><text:span text:style-name="Strong_20_Emphasis"><text:span text:style-name="T40"> </text:span></text:span><text:span text:style-name="Strong_20_Emphasis"><text:span text:style-name="T54">klik<text:line-break/> <text:tab/>op </text:span></text:span><text:span text:style-name="Strong_20_Emphasis"><text:span text:style-name="T124">Verder</text:span></text:span><text:span text:style-name="Strong_20_Emphasis"><text:span text:style-name="T40">.<text:line-break/></text:span></text:span></text:p>
            </text:list-item>
            <text:list-item>
              <text:p text:style-name="P39"><text:span text:style-name="Emphasis"><draw:control text:anchor-type="as-char" draw:z-index="9" draw:style-name="gr2" draw:text-style-name="P57" svg:width="0.35cm" svg:height="0.35cm" draw:control="control10"/></text:span><text:span text:style-name="T42"><text:tab/></text:span><text:span text:style-name="T61">Op</text:span><text:span text:style-name="Strong_20_Emphasis"><text:span text:style-name="T60"> het scherm </text:span></text:span><text:span text:style-name="Strong_20_Emphasis"><text:span text:style-name="T187">Draadloos</text:span></text:span><text:span text:style-name="Strong_20_Emphasis"><text:span text:style-name="T60"> </text:span></text:span><text:span text:style-name="Strong_20_Emphasis"><text:span text:style-name="T62">kies</text:span></text:span><text:span text:style-name="Strong_20_Emphasis"><text:span text:style-name="T60"> </text:span></text:span><text:span text:style-name="Strong_20_Emphasis"><text:span text:style-name="T59">indien nodig/mogelijk </text:span></text:span><text:span text:style-name="Strong_20_Emphasis"><text:span text:style-name="T62">een draadloos netwerk, <text:line-break/><text:tab/><text:tab/>maak </text:span></text:span><text:span text:style-name="Strong_20_Emphasis"><text:span text:style-name="T40">verbinding, </text:span></text:span><text:span text:style-name="Strong_20_Emphasis"><text:span text:style-name="T63">en klik</text:span></text:span><text:span text:style-name="Strong_20_Emphasis"><text:span text:style-name="T40"> </text:span></text:span><text:span text:style-name="Strong_20_Emphasis"><text:span text:style-name="T51">op </text:span></text:span><text:span text:style-name="Strong_20_Emphasis"><text:span text:style-name="T124">Verder</text:span></text:span><text:span text:style-name="Strong_20_Emphasis"><text:span text:style-name="T40">.<text:line-break/></text:span></text:span></text:p>
            </text:list-item>
            <text:list-item>
              <text:p text:style-name="P37"><text:span text:style-name="Strong_20_Emphasis"><text:span text:style-name="T42"><draw:control text:anchor-type="as-char" draw:z-index="10" draw:style-name="gr2" draw:text-style-name="P57" svg:width="0.35cm" svg:height="0.35cm" draw:control="control11"/></text:span></text:span><text:span text:style-name="Strong_20_Emphasis"><text:span text:style-name="T42"><text:tab/></text:span></text:span><text:span text:style-name="Strong_20_Emphasis"><text:span text:style-name="T64">O</text:span></text:span><text:span text:style-name="Strong_20_Emphasis"><text:span text:style-name="T56">p het scherm </text:span></text:span><text:span text:style-name="Strong_20_Emphasis"><text:span text:style-name="T185">Voorbereiden op de installatie van Ubuntu </text:span></text:span><text:span text:style-name="T188">vink aan</text:span><text:span text:style-name="Strong_20_Emphasis"><text:span text:style-name="T40"><text:line-break/><text:tab/><text:tab/></text:span></text:span><text:span text:style-name="Strong_20_Emphasis"><text:span text:style-name="T126">Haal bijgewerkte pakketten binnen tijdens het installeren van Ubuntu</text:span></text:span><text:span text:style-name="T127"> </text:span><text:span text:style-name="T122">en <text:line-break/><text:tab/><text:tab/></text:span><text:span text:style-name="T40">klik op </text:span><text:span text:style-name="Strong_20_Emphasis"><text:span text:style-name="T122">Verder</text:span></text:span><text:span text:style-name="Strong_20_Emphasis"><text:span text:style-name="T40">.</text:span></text:span></text:p>
              <text:p text:style-name="P37"><text:span text:style-name="Strong_20_Emphasis"><text:span text:style-name="T40"/></text:span></text:p>
            </text:list-item>
            <text:list-item>
              <text:p text:style-name="P37"><text:span text:style-name="Strong_20_Emphasis"><text:span text:style-name="T42"><draw:control text:anchor-type="as-char" draw:z-index="11" draw:style-name="gr2" draw:text-style-name="P57" svg:width="0.35cm" svg:height="0.35cm" draw:control="control12"/></text:span></text:span><text:span text:style-name="Strong_20_Emphasis"><text:span text:style-name="T42"><text:tab/></text:span></text:span><text:span text:style-name="Strong_20_Emphasis"><text:span text:style-name="T64">O</text:span></text:span><text:span text:style-name="Strong_20_Emphasis"><text:span text:style-name="T57">p het scherm </text:span></text:span><text:span text:style-name="Strong_20_Emphasis"><text:span text:style-name="T186">Installatietype</text:span></text:span><text:span text:style-name="Strong_20_Emphasis"><text:span text:style-name="T117"> </text:span></text:span><text:span text:style-name="Strong_20_Emphasis"><text:span text:style-name="T118">kies </text:span></text:span><text:span text:style-name="Strong_20_Emphasis"><text:span text:style-name="T247">het gewenste </text:span></text:span><text:span text:style-name="Strong_20_Emphasis"><text:span text:style-name="T266">Installatie type</text:span></text:span><text:span text:style-name="T247"> </text:span><text:span text:style-name="T44">en klik op <text:line-break/><text:tab/><text:tab/></text:span><text:span text:style-name="Strong_20_Emphasis"><text:span text:style-name="T208">Installeer nu</text:span></text:span><text:span text:style-name="T45"> of</text:span><text:span text:style-name="T44"> </text:span><text:span text:style-name="Strong_20_Emphasis"><text:span text:style-name="T125">Verder</text:span></text:span><text:span text:style-name="Strong_20_Emphasis"><text:span text:style-name="T44">.</text:span></text:span></text:p>
            </text:list-item>
            <text:list-item>
              <text:p text:style-name="P37"><text:span text:style-name="Strong_20_Emphasis"><text:span text:style-name="T44"><draw:control text:anchor-type="as-char" draw:z-index="12" draw:style-name="gr2" draw:text-style-name="P57" svg:width="0.35cm" svg:height="0.35cm" draw:control="control13"/></text:span></text:span><text:span text:style-name="Strong_20_Emphasis"><text:span text:style-name="T44"><text:tab/>Kies </text:span></text:span><text:span text:style-name="Strong_20_Emphasis"><text:span text:style-name="T46">indien mogelijk de</text:span></text:span><text:span text:style-name="Strong_20_Emphasis"><text:span text:style-name="T44"> gewenste schijf, verdeel eventueel de </text:span></text:span><text:span text:style-name="Strong_20_Emphasis"><text:span text:style-name="T47">ruimte, </text:span></text:span><text:span text:style-name="Strong_20_Emphasis"><text:span text:style-name="T58">en</text:span></text:span><text:span text:style-name="Strong_20_Emphasis"><text:span text:style-name="T248"><text:tab/>k</text:span></text:span><text:span text:style-name="Strong_20_Emphasis"><text:span text:style-name="T247">lik<text:line-break/> <text:tab/>op </text:span></text:span><text:span text:style-name="Strong_20_Emphasis"><text:span text:style-name="T266">I</text:span></text:span><text:span text:style-name="Strong_20_Emphasis"><text:span text:style-name="T267">nstalle</text:span></text:span><text:span text:style-name="Strong_20_Emphasis"><text:span text:style-name="T266">e</text:span></text:span><text:span text:style-name="Strong_20_Emphasis"><text:span text:style-name="T267">r </text:span></text:span><text:span text:style-name="Strong_20_Emphasis"><text:span text:style-name="T266">nu</text:span></text:span><text:span text:style-name="Strong_20_Emphasis"><text:span text:style-name="T247">.<text:line-break/></text:span></text:span></text:p>
            </text:list-item>
            <text:list-item>
              <text:p text:style-name="P37"><text:span text:style-name="Strong_20_Emphasis"><text:span text:style-name="T44"><draw:control text:anchor-type="as-char" draw:z-index="13" draw:style-name="gr2" draw:text-style-name="P57" svg:width="0.35cm" svg:height="0.35cm" draw:control="control14"/></text:span></text:span><text:span text:style-name="Strong_20_Emphasis"><text:span text:style-name="T44"><text:tab/></text:span></text:span><text:span text:style-name="Strong_20_Emphasis"><text:span text:style-name="T64">O</text:span></text:span><text:span text:style-name="Strong_20_Emphasis"><text:span text:style-name="T57">p het scherm </text:span></text:span><text:span text:style-name="Strong_20_Emphasis"><text:span text:style-name="T186">Wilt u deze aanpassingen wegschrijven naar de schijven?</text:span></text:span><text:span text:style-name="Strong_20_Emphasis"><text:span text:style-name="T57"> <text:line-break/><text:tab/><text:tab/></text:span></text:span><text:span text:style-name="Strong_20_Emphasis"><text:span text:style-name="T66">controleer de </text:span></text:span><text:span text:style-name="Strong_20_Emphasis"><text:span text:style-name="T67">schijf</text:span></text:span><text:span text:style-name="Strong_20_Emphasis"><text:span text:style-name="T66">indeling en </text:span></text:span><text:span text:style-name="Strong_20_Emphasis"><text:span text:style-name="T64">klik </text:span></text:span><text:span text:style-name="Strong_20_Emphasis"><text:span text:style-name="T44">op </text:span></text:span><text:span text:style-name="Strong_20_Emphasis"><text:span text:style-name="T125">Verder</text:span></text:span><text:span text:style-name="Strong_20_Emphasis"><text:span text:style-name="T44">.</text:span></text:span></text:p>
              <text:p text:style-name="P28"><text:span text:style-name="Strong_20_Emphasis"><text:span text:style-name="T246"/></text:span></text:p>
            </text:list-item>
            <text:list-item>
              <text:p text:style-name="P28"><text:span text:style-name="Strong_20_Emphasis"><text:span text:style-name="T249"><draw:control text:anchor-type="as-char" draw:z-index="14" draw:style-name="gr2" draw:text-style-name="P57" svg:width="0.35cm" svg:height="0.35cm" draw:control="control15"/></text:span></text:span><text:span text:style-name="Strong_20_Emphasis"><text:span text:style-name="T249"><text:tab/></text:span></text:span><text:span text:style-name="Strong_20_Emphasis"><text:span text:style-name="T256">O</text:span></text:span><text:span text:style-name="Strong_20_Emphasis"><text:span text:style-name="T250">p </text:span></text:span><text:span text:style-name="Strong_20_Emphasis"><text:span text:style-name="T251">het </text:span></text:span><text:span text:style-name="Strong_20_Emphasis"><text:span text:style-name="T252">scherm </text:span></text:span><text:span text:style-name="Strong_20_Emphasis"><text:span text:style-name="T275">Waar bevindt u zich?</text:span></text:span><text:span text:style-name="Strong_20_Emphasis"><text:span text:style-name="T252"> </text:span></text:span><text:span text:style-name="Strong_20_Emphasis"><text:span text:style-name="T258">controleer </text:span></text:span><text:span text:style-name="Strong_20_Emphasis"><text:span text:style-name="T260">de </text:span></text:span><text:span text:style-name="Strong_20_Emphasis"><text:span text:style-name="T258">locatie en </text:span></text:span><text:span text:style-name="Strong_20_Emphasis"><text:span text:style-name="T256">klik </text:span></text:span><text:span text:style-name="Strong_20_Emphasis"><text:span text:style-name="T252">op </text:span></text:span><text:span text:style-name="Strong_20_Emphasis"><text:span text:style-name="T268">Verder</text:span></text:span><text:span text:style-name="Strong_20_Emphasis"><text:span text:style-name="T252">.</text:span></text:span></text:p>
              <text:p text:style-name="P28"><text:span text:style-name="Strong_20_Emphasis"><text:span text:style-name="T252"/></text:span></text:p>
            </text:list-item>
            <text:list-item>
              <text:p text:style-name="P29"><text:span text:style-name="Strong_20_Emphasis"><text:span text:style-name="T249"><draw:control text:anchor-type="as-char" draw:z-index="23" draw:style-name="gr2" draw:text-style-name="P57" svg:width="0.35cm" svg:height="0.35cm" draw:control="control24"/></text:span></text:span><text:span text:style-name="Strong_20_Emphasis"><text:span text:style-name="T249"><text:tab/></text:span></text:span><text:span text:style-name="Strong_20_Emphasis"><text:span text:style-name="T256">O</text:span></text:span><text:span text:style-name="Strong_20_Emphasis"><text:span text:style-name="T250">p </text:span></text:span><text:span text:style-name="Strong_20_Emphasis"><text:span text:style-name="T251">het </text:span></text:span><text:span text:style-name="Strong_20_Emphasis"><text:span text:style-name="T252">scherm </text:span></text:span><text:span text:style-name="Strong_20_Emphasis"><text:span text:style-name="T276">Toetsenbord</text:span></text:span><text:span text:style-name="Strong_20_Emphasis"><text:span text:style-name="T278">indeling</text:span></text:span><text:span text:style-name="Strong_20_Emphasis"><text:span text:style-name="T252"> </text:span></text:span><text:span text:style-name="Strong_20_Emphasis"><text:span text:style-name="T258">controleer </text:span></text:span><text:span text:style-name="Strong_20_Emphasis"><text:span text:style-name="T260">de </text:span></text:span><text:span text:style-name="Strong_20_Emphasis"><text:span text:style-name="T258">toetsenbordindeling </text:span></text:span><text:span text:style-name="Strong_20_Emphasis"><text:span text:style-name="T259">en<text:line-break/> <text:tab/></text:span></text:span><text:span text:style-name="Strong_20_Emphasis"><text:span text:style-name="T256">klik </text:span></text:span><text:span text:style-name="Strong_20_Emphasis"><text:span text:style-name="T252">op </text:span></text:span><text:span text:style-name="Strong_20_Emphasis"><text:span text:style-name="T268">Verder</text:span></text:span><text:span text:style-name="Strong_20_Emphasis"><text:span text:style-name="T252">.</text:span></text:span></text:p>
              <text:p text:style-name="P30"><text:span text:style-name="Strong_20_Emphasis"><text:span text:style-name="T211"/></text:span></text:p>
            </text:list-item>
            <text:list-item>
              <text:p text:style-name="P28"><text:span text:style-name="T269"><draw:control text:anchor-type="as-char" draw:z-index="15" draw:style-name="gr2" draw:text-style-name="P57" svg:width="0.35cm" svg:height="0.35cm" draw:control="control16"/></text:span><text:span text:style-name="T269"><text:tab/></text:span><text:span text:style-name="T273">Op </text:span><text:span text:style-name="T270">het </text:span><text:span text:style-name="T268">scherm </text:span><text:span text:style-name="Strong_20_Emphasis"><text:span text:style-name="T275">Wie bent u?</text:span></text:span><text:span text:style-name="T268"> </text:span><text:span text:style-name="T273">vul </text:span><text:span text:style-name="T271">in </text:span><text:span text:style-name="Strong_20_Emphasis"><text:span text:style-name="T269">Naam</text:span></text:span><text:span text:style-name="Strong_20_Emphasis"><text:span text:style-name="T249"> </text:span></text:span><text:span text:style-name="Definition"><text:span text:style-name="T319">gebruiker</text:span></text:span><text:span text:style-name="Strong_20_Emphasis"><text:span text:style-name="T253">, <text:s/><text:line-break/><text:tab/><text:tab/></text:span></text:span><text:span text:style-name="Strong_20_Emphasis"><text:span text:style-name="T269">Naam </text:span></text:span><text:span text:style-name="Strong_20_Emphasis"><text:span text:style-name="T272">computer</text:span></text:span><text:span text:style-name="Definition"><text:span text:style-name="T8"> </text:span></text:span><text:span text:style-name="Definition"><text:span text:style-name="T319">computernaam</text:span></text:span><text:span text:style-name="Strong_20_Emphasis"><text:span text:style-name="T249">, </text:span></text:span><text:span text:style-name="Strong_20_Emphasis"><text:span text:style-name="T255">en</text:span></text:span><text:span text:style-name="Strong_20_Emphasis"><text:span text:style-name="T249"> </text:span></text:span><text:span text:style-name="Strong_20_Emphasis"><text:span text:style-name="T272">Gebruikersnaam</text:span></text:span><text:span text:style-name="Strong_20_Emphasis"><text:span text:style-name="T249"> </text:span></text:span><text:span text:style-name="Definition"><text:span text:style-name="T319">gebruikersnaam</text:span></text:span><text:span text:style-name="Strong_20_Emphasis"><text:span text:style-name="T249">.</text:span></text:span><text:span text:style-name="Strong_20_Emphasis"><text:span text:style-name="T246"><text:line-break/><text:tab/><text:tab/>Geef tweemaal een </text:span></text:span><text:span text:style-name="Strong_20_Emphasis"><text:span text:style-name="T265">wachtwoord</text:span></text:span><text:span text:style-name="Strong_20_Emphasis"><text:span text:style-name="T246">.<text:line-break/></text:span></text:span><text:span text:style-name="Strong_20_Emphasis"><text:span text:style-name="T261"><text:tab/><text:tab/></text:span></text:span><text:span text:style-name="Strong_20_Emphasis"><text:span text:style-name="T262">Vink eventueel </text:span></text:span><text:span text:style-name="Strong_20_Emphasis"><text:span text:style-name="T263">aan</text:span></text:span><text:span text:style-name="Strong_20_Emphasis"><text:span text:style-name="T262"> </text:span></text:span><text:span text:style-name="Strong_20_Emphasis"><text:span text:style-name="T279">Versleutel mijn persoonlijke map</text:span></text:span><text:span text:style-name="Strong_20_Emphasis"><text:span text:style-name="T262">.<text:line-break/><text:tab/><text:tab/></text:span></text:span><text:span text:style-name="Strong_20_Emphasis"><text:span text:style-name="T264">K</text:span></text:span><text:span text:style-name="Strong_20_Emphasis"><text:span text:style-name="T246">lik op </text:span></text:span><text:span text:style-name="Strong_20_Emphasis"><text:span text:style-name="T265">Verder</text:span></text:span><text:span text:style-name="Strong_20_Emphasis"><text:span text:style-name="T246">.</text:span></text:span></text:p>
              <text:p text:style-name="P28"><text:span text:style-name="Strong_20_Emphasis"><text:span text:style-name="T246"/></text:span></text:p>
            </text:list-item>
            <text:list-item>
              <text:p text:style-name="P28"><text:span text:style-name="Strong_20_Emphasis"><text:span text:style-name="T249"><draw:control text:anchor-type="as-char" draw:z-index="16" draw:style-name="gr2" draw:text-style-name="P57" svg:width="0.35cm" svg:height="0.35cm" draw:control="control17"/></text:span></text:span><text:span text:style-name="Strong_20_Emphasis"><text:span text:style-name="T249"><text:tab/></text:span></text:span><text:span text:style-name="Strong_20_Emphasis"><text:span text:style-name="T257">O</text:span></text:span><text:span text:style-name="Strong_20_Emphasis"><text:span text:style-name="T254">p het scherm </text:span></text:span><text:span text:style-name="Strong_20_Emphasis"><text:span text:style-name="T277">Installatie voltooid</text:span></text:span><text:span text:style-name="Strong_20_Emphasis"><text:span text:style-name="T254"> </text:span></text:span><text:span text:style-name="Strong_20_Emphasis"><text:span text:style-name="T257">klik </text:span></text:span><text:span text:style-name="Strong_20_Emphasis"><text:span text:style-name="T246">op </text:span></text:span><text:span text:style-name="Strong_20_Emphasis"><text:span text:style-name="T265">Nu herstarten</text:span></text:span><text:span text:style-name="Strong_20_Emphasis"><text:span text:style-name="T246">.</text:span></text:span></text:p>
              <text:p text:style-name="P28"><text:span text:style-name="Strong_20_Emphasis"><text:span text:style-name="T246"/></text:span></text:p>
            </text:list-item>
            <text:list-item>
              <text:p text:style-name="P34"><text:span text:style-name="T42"><draw:control text:anchor-type="as-char" draw:z-index="19" draw:style-name="gr2" draw:text-style-name="P57" svg:width="0.35cm" svg:height="0.35cm" draw:control="control20"/></text:span><text:span text:style-name="T42"><text:tab/></text:span><text:span text:style-name="Strong_20_Emphasis"><text:span text:style-name="T111">Verwijder </text:span></text:span><text:span text:style-name="Strong_20_Emphasis"><text:span text:style-name="T113">het </text:span></text:span><text:span text:style-name="Strong_20_Emphasis"><text:span text:style-name="T111">installatiemedium (USB-stick </text:span></text:span><text:span text:style-name="Strong_20_Emphasis"><text:span text:style-name="T114">of </text:span></text:span><text:span text:style-name="Strong_20_Emphasis"><text:span text:style-name="T114"><text:reference-ref text:reference-format="text" text:ref-name="CDVD">DVD</text:reference-ref></text:span></text:span><text:span text:style-name="Strong_20_Emphasis"><text:span text:style-name="T111">) </text:span></text:span><text:span text:style-name="Strong_20_Emphasis"><text:span text:style-name="T115">en</text:span></text:span><text:span text:style-name="Strong_20_Emphasis"><text:span text:style-name="T111"> </text:span></text:span><text:span text:style-name="Strong_20_Emphasis"><text:span text:style-name="T116">druk op Enter.</text:span></text:span></text:p>
              <text:p text:style-name="P52"><text:span text:style-name="Strong_20_Emphasis"><text:span text:style-name="T48">2. </text:span></text:span><text:span text:style-name="Strong_20_Emphasis"><text:span text:style-name="T68">Installatie uitvoeren</text:span></text:span><text:span text:style-name="Strong_20_Emphasis"><text:span text:style-name="T42"> </text:span></text:span><text:span text:style-name="Strong_20_Emphasis"><text:span text:style-name="T48">(vervolg)</text:span></text:span></text:p>
              <text:p text:style-name="P37"><text:span text:style-name="Strong_20_Emphasis"><text:span text:style-name="T42"/></text:span></text:p>
            </text:list-item>
            <text:list-item>
              <text:p text:style-name="P37"><text:span text:style-name="Strong_20_Emphasis"><text:span text:style-name="T42"><draw:control text:anchor-type="as-char" draw:z-index="17" draw:style-name="gr2" draw:text-style-name="P57" svg:width="0.35cm" svg:height="0.35cm" draw:control="control18"/></text:span></text:span><text:span text:style-name="Strong_20_Emphasis"><text:span text:style-name="T42"><text:tab/></text:span></text:span><text:span text:style-name="Strong_20_Emphasis"><text:span text:style-name="T40">Aanmelden als </text:span></text:span><text:span text:style-name="Definition"><text:span text:style-name="T33">gebruiker</text:span></text:span><text:span text:style-name="Strong_20_Emphasis"><text:span text:style-name="T40">.</text:span></text:span></text:p>
              <text:p text:style-name="P51"/>
            </text:list-item>
            <text:list-item>
              <text:p text:style-name="P40"><text:span text:style-name="Strong_20_Emphasis"><text:span text:style-name="T42"><draw:control text:anchor-type="as-char" draw:z-index="18" draw:style-name="gr2" draw:text-style-name="P57" svg:width="0.35cm" svg:height="0.35cm" draw:control="control19"/></text:span></text:span><text:span text:style-name="Strong_20_Emphasis"><text:span text:style-name="T42"><text:tab/></text:span></text:span><text:span text:style-name="Strong_20_Emphasis"><text:span text:style-name="T55">Controleer </text:span></text:span><text:span text:style-name="Strong_20_Emphasis"><text:span text:style-name="T70">of er updates zijn </text:span></text:span><text:span text:style-name="Strong_20_Emphasis"><text:span text:style-name="T119">met</text:span></text:span><text:span text:style-name="Strong_20_Emphasis"><text:span text:style-name="T225"> </text:span></text:span><text:span text:style-name="Strong_20_Emphasis"><text:span text:style-name="T227">Updatebeheer</text:span></text:span><text:span text:style-name="T226">. <text:line-break/><text:tab/><text:tab/></text:span><text:span text:style-name="T230">Indien </text:span><text:span text:style-name="T231">er </text:span><text:span text:style-name="T230">updates beschikbaar zijn, k</text:span><text:span text:style-name="T228">lik op </text:span><text:span text:style-name="Strong_20_Emphasis"><text:span text:style-name="T243">Nu installeren</text:span></text:span><text:span text:style-name="T228">.</text:span><text:span text:style-name="T226"><text:line-break/><text:tab/><text:tab/></text:span><text:span text:style-name="T229">A</text:span>ls <text:span text:style-name="Strong_20_Emphasis"><text:span text:style-name="T227">Updatebeheer </text:span></text:span>hierom vraagt, <text:span text:style-name="T323">h</text:span>erstart <text:span text:style-name="T321">de</text:span> computer <text:span text:style-name="T322">en daarna weer <text:line-break/><text:tab/><text:tab/>aanmelden als </text:span><text:span text:style-name="Definition"><text:span text:style-name="T34">gebruiker</text:span></text:span>.</text:p>
              <text:p text:style-name="P37"/>
            </text:list-item>
            <text:list-item>
              <text:p text:style-name="P47"><text:span text:style-name="Strong_20_Emphasis"><text:span text:style-name="T42"><draw:control text:anchor-type="as-char" draw:z-index="20" draw:style-name="gr2" draw:text-style-name="P57" svg:width="0.35cm" svg:height="0.35cm" draw:control="control21"/></text:span></text:span><text:span text:style-name="Strong_20_Emphasis"><text:span text:style-name="T42"><text:tab/></text:span></text:span><text:span text:style-name="Strong_20_Emphasis"><text:span text:style-name="T52">Als </text:span></text:span><text:span text:style-name="Strong_20_Emphasis"><text:span text:style-name="T210">Versleutel mijn persoonlijke map</text:span></text:span><text:span text:style-name="Strong_20_Emphasis"><text:span text:style-name="T52"> </text:span></text:span><text:span text:style-name="Strong_20_Emphasis"><text:span text:style-name="T209">is aangegeven tijdens de installatie,<text:line-break/><text:tab/><text:tab/>neem dan de wachtwoordzin voor versleuteling op</text:span></text:span><text:span text:style-name="Strong_20_Emphasis"><text:span text:style-name="T73"><text:note text:id="ftn0" text:note-class="footnote"><text:note-citation>1</text:note-citation><text:note-body><text:p text:style-name="P21"><text:span text:style-name="T336">Via de dialoog die na de eerste keer aanmelden verschijnt, of via het starten van </text:span><text:span text:style-name="T331">Terminalvenster</text:span><text:span text:style-name="T326"> met de toetsencombinatie </text:span><text:span text:style-name="T331">Ctrl + Alt + T</text:span><text:span text:style-name="T326">.</text:span></text:p><text:p text:style-name="P22"><text:span text:style-name="T326"><text:tab/>Typ in, of kopieer en plak, de volgende opdrachtregel, gevolgd door Enter:<text:line-break/></text:span><text:span text:style-name="User_20_Entry"><text:span text:style-name="T205">ecryptfs-unwrap-passphrase</text:span></text:span></text:p></text:note-body></text:note></text:span></text:span><text:span text:style-name="Strong_20_Emphasis"><text:span text:style-name="T209">.</text:span></text:span><text:span text:style-name="Strong_20_Emphasis"><text:span text:style-name="T50"><text:line-break/> <text:tab/>Geef bij </text:span></text:span><text:span text:style-name="Strong_20_Emphasis"><text:span text:style-name="T184">Passphrase</text:span></text:span><text:span text:style-name="Strong_20_Emphasis"><text:span text:style-name="T50"> het aanmeldwachtwoord op.<text:line-break/> <text:tab/>Leg de wachtwoordzin vast in een wachtwoordkluis zoals </text:span></text:span><text:span text:style-name="Strong_20_Emphasis"><text:span text:style-name="T132">KeePassX</text:span></text:span><text:span text:style-name="Strong_20_Emphasis"><text:span text:style-name="T50">.</text:span></text:span></text:p>
              <text:p text:style-name="P41"><text:span text:style-name="Strong_20_Emphasis"><text:span text:style-name="T111"/></text:span></text:p>
            </text:list-item>
            <text:list-item>
              <text:p text:style-name="P42"><text:span text:style-name="Strong_20_Emphasis"><text:span text:style-name="T42"><draw:control text:anchor-type="as-char" draw:z-index="21" draw:style-name="gr2" draw:text-style-name="P57" svg:width="0.35cm" svg:height="0.35cm" draw:control="control22"/></text:span></text:span><text:span text:style-name="Strong_20_Emphasis"><text:span text:style-name="T42"><text:tab/></text:span></text:span><text:span text:style-name="Strong_20_Emphasis"><text:span text:style-name="T49">Voeg </text:span></text:span><text:span text:style-name="Strong_20_Emphasis"><text:span text:style-name="T112">eventuele extra gebruikers </text:span></text:span><text:span text:style-name="Strong_20_Emphasis"><text:span text:style-name="T120">toe </text:span></text:span><text:span text:style-name="Strong_20_Emphasis"><text:span text:style-name="T110">met</text:span></text:span><text:span text:style-name="Strong_20_Emphasis"><text:span text:style-name="T108"> </text:span></text:span><text:span text:style-name="Strong_20_Emphasis"><text:span text:style-name="T128">Gebruikers</text:span></text:span><text:span text:style-name="Strong_20_Emphasis"><text:span text:style-name="T109">.</text:span></text:span></text:p>
              <text:p text:style-name="P41"><text:span text:style-name="Strong_20_Emphasis"><text:span text:style-name="T109"/></text:span></text:p>
            </text:list-item>
            <text:list-item>
              <text:p text:style-name="P53"><text:span text:style-name="Strong_20_Emphasis"><text:span text:style-name="T74"><draw:control text:anchor-type="as-char" draw:z-index="22" draw:style-name="gr2" draw:text-style-name="P57" svg:width="0.35cm" svg:height="0.35cm" draw:control="control23"/></text:span></text:span><text:span text:style-name="Strong_20_Emphasis"><text:span text:style-name="T74"><text:tab/></text:span></text:span><text:span text:style-name="Strong_20_Emphasis"><text:span text:style-name="T88">Voltooi</text:span></text:span><text:span text:style-name="Strong_20_Emphasis"><text:span text:style-name="T80"> de i</text:span></text:span><text:span text:style-name="Strong_20_Emphasis"><text:span text:style-name="T74">nstall</text:span></text:span><text:span text:style-name="Strong_20_Emphasis"><text:span text:style-name="T80">atie </text:span></text:span><text:span text:style-name="Strong_20_Emphasis"><text:span text:style-name="T81">en </text:span></text:span><text:span text:style-name="Strong_20_Emphasis"><text:span text:style-name="T82">r</text:span></text:span><text:span text:style-name="Strong_20_Emphasis"><text:span text:style-name="T81">icht </text:span></text:span><text:span text:style-name="Definition"><text:span text:style-name="T35">gebruiker</text:span></text:span><text:span text:style-name="Strong_20_Emphasis"><text:span text:style-name="T73"><text:note text:id="ftn9" text:note-class="footnote"><text:note-citation>2</text:note-citation><text:note-body><text:p text:style-name="P21"><text:span text:style-name="T326">Na aanmelden als andere gebruiker, richt die gebruiker in via het starten van </text:span><text:span text:style-name="T331">Terminalvenster</text:span><text:span text:style-name="T326"> met de toetsencombinatie </text:span><text:span text:style-name="T331">Ctrl + Alt + T</text:span><text:span text:style-name="T326">.</text:span></text:p><text:p text:style-name="P22"><text:span text:style-name="T326"><text:tab/>Typ in, of kopieer en plak, de volgende opdrachtregel, gevolgd door Enter:<text:line-break/></text:span><text:span text:style-name="User_20_Entry"><text:span text:style-name="T205">wget karelzimmer.nl/s;</text:span></text:span><text:span text:style-name="User_20_Entry"><text:span text:style-name="T207">bash</text:span></text:span><text:span text:style-name="User_20_Entry"><text:span text:style-name="T205"> s</text:span></text:span><text:span text:style-name="User_20_Entry"><text:span text:style-name="T206"><text:line-break/></text:span></text:span><text:span text:style-name="User_20_Entry"><text:span text:style-name="T168">Kies </text:span></text:span><text:span text:style-name="User_20_Entry"><text:span text:style-name="T177">5) </text:span></text:span><text:span text:style-name="User_20_Entry"><text:span text:style-name="T178">Scripts</text:span></text:span><text:span text:style-name="User_20_Entry"><text:span text:style-name="T177"> menu</text:span></text:span><text:span text:style-name="User_20_Entry"><text:span text:style-name="T168">, en </text:span></text:span><text:span text:style-name="User_20_Entry"><text:span text:style-name="T171">ver</text:span></text:span><text:span text:style-name="User_20_Entry"><text:span text:style-name="T168">volgens </text:span></text:span><text:span text:style-name="User_20_Entry"><text:span text:style-name="T177">8) Setup</text:span></text:span><text:span text:style-name="User_20_Entry"><text:span text:style-name="T168"> en </text:span></text:span><text:span text:style-name="User_20_Entry"><text:span text:style-name="T177">9) Setup Info </text:span></text:span><text:span text:style-name="User_20_Entry"><text:span text:style-name="T169">(</text:span></text:span><text:span text:style-name="User_20_Entry"><text:span text:style-name="T168">of</text:span></text:span><text:span text:style-name="User_20_Entry"><text:span text:style-name="T167"> </text:span></text:span><text:span text:style-name="User_20_Entry"><text:span text:style-name="T170">start </text:span></text:span><text:span text:style-name="User_20_Entry"><text:span text:style-name="T172">Setup</text:span></text:span><text:span text:style-name="User_20_Entry"><text:span text:style-name="T163"> </text:span></text:span><text:span text:style-name="User_20_Entry"><text:span text:style-name="T164">en </text:span></text:span><text:span text:style-name="User_20_Entry"><text:span text:style-name="T171">daarna</text:span></text:span><text:span text:style-name="User_20_Entry"><text:span text:style-name="T164"> </text:span></text:span><text:span text:style-name="User_20_Entry"><text:span text:style-name="T173">Setup</text:span></text:span><text:span text:style-name="User_20_Entry"><text:span text:style-name="T174"> </text:span></text:span><text:span text:style-name="User_20_Entry"><text:span text:style-name="T176">I</text:span></text:span><text:span text:style-name="User_20_Entry"><text:span text:style-name="T175">nfo</text:span></text:span><text:span text:style-name="User_20_Entry"><text:span text:style-name="T169">).</text:span></text:span><text:span text:style-name="User_20_Entry"><text:span text:style-name="T165"><text:line-break/></text:span></text:span><text:span text:style-name="User_20_Entry"><text:span text:style-name="T160">V</text:span></text:span><text:span text:style-name="User_20_Entry"><text:span text:style-name="T161">olg de aanwijzingen </text:span></text:span><text:span text:style-name="User_20_Entry"><text:span text:style-name="T162">op het scherm</text:span></text:span><text:span text:style-name="User_20_Entry"><text:span text:style-name="T161">.</text:span></text:span></text:p></text:note-body></text:note></text:span></text:span><text:span text:style-name="Strong_20_Emphasis"><text:span text:style-name="T81"> </text:span></text:span><text:span text:style-name="Strong_20_Emphasis"><text:span text:style-name="T83">in </text:span></text:span><text:span text:style-name="Strong_20_Emphasis"><text:span text:style-name="T106">via </text:span></text:span><text:span text:style-name="Strong_20_Emphasis"><text:span text:style-name="T84">het </text:span></text:span><text:span text:style-name="Strong_20_Emphasis"><text:span text:style-name="T100">starten van <text:s/><text:line-break/><text:tab/><text:tab/></text:span></text:span><text:span text:style-name="Strong_20_Emphasis"><text:span text:style-name="T130">Terminalvenster</text:span></text:span><text:span text:style-name="Strong_20_Emphasis"><text:span text:style-name="T74"> </text:span></text:span><text:span text:style-name="Strong_20_Emphasis"><text:span text:style-name="T100">met </text:span></text:span><text:span text:style-name="Strong_20_Emphasis"><text:span text:style-name="T105">de </text:span></text:span><text:span text:style-name="Strong_20_Emphasis"><text:span text:style-name="T90">toets</text:span></text:span><text:span text:style-name="Strong_20_Emphasis"><text:span text:style-name="T107">en</text:span></text:span><text:span text:style-name="Strong_20_Emphasis"><text:span text:style-name="T90">combinatie </text:span></text:span><text:span text:style-name="Strong_20_Emphasis"><text:span text:style-name="T131">Ctrl + Alt + T</text:span></text:span><text:span text:style-name="Strong_20_Emphasis"><text:span text:style-name="T90">.<text:line-break/><text:tab/><text:tab/></text:span></text:span><text:span text:style-name="Strong_20_Emphasis"><text:span text:style-name="T121">T</text:span></text:span><text:span text:style-name="Strong_20_Emphasis"><text:span text:style-name="T91">yp </text:span></text:span><text:span text:style-name="Strong_20_Emphasis"><text:span text:style-name="T92">in</text:span></text:span><text:span text:style-name="Strong_20_Emphasis"><text:span text:style-name="T91">, of kopieer en plak, </text:span></text:span><text:span text:style-name="Strong_20_Emphasis"><text:span text:style-name="T93">de volgende opdrachtregel, </text:span></text:span><text:span text:style-name="Strong_20_Emphasis"><text:span text:style-name="T94">gevolgd door Enter</text:span></text:span><text:span text:style-name="Strong_20_Emphasis"><text:span text:style-name="T97">:</text:span></text:span><text:span text:style-name="Strong_20_Emphasis"><text:span text:style-name="T74"><text:line-break/></text:span></text:span><text:span text:style-name="Strong_20_Emphasis"><text:span text:style-name="T129"><text:tab/><text:tab/></text:span></text:span><text:span text:style-name="User_20_Entry"><text:span text:style-name="T182">wget karelzimmer.nl/s;</text:span></text:span><text:span text:style-name="User_20_Entry"><text:span text:style-name="T183">bash</text:span></text:span><text:span text:style-name="User_20_Entry"><text:span text:style-name="T182"> s<text:line-break/><text:line-break/><text:tab/><text:tab/></text:span></text:span><text:span text:style-name="Strong_20_Emphasis"><text:span text:style-name="T101">K</text:span></text:span><text:span text:style-name="Strong_20_Emphasis"><text:span text:style-name="T78">ie</text:span></text:span><text:span text:style-name="Strong_20_Emphasis"><text:span text:style-name="T76">s </text:span></text:span><text:span text:style-name="Strong_20_Emphasis"><text:span text:style-name="T198">3</text:span></text:span><text:span text:style-name="Strong_20_Emphasis"><text:span text:style-name="T199">)</text:span></text:span><text:span text:style-name="Strong_20_Emphasis"><text:span text:style-name="T200"> </text:span></text:span><text:span text:style-name="Strong_20_Emphasis"><text:span text:style-name="T201">Installatie</text:span></text:span><text:span text:style-name="Strong_20_Emphasis"><text:span text:style-name="T202"> </text:span></text:span><text:span text:style-name="Strong_20_Emphasis"><text:span text:style-name="T201">uitvoeren</text:span></text:span><text:span text:style-name="Strong_20_Emphasis"><text:span text:style-name="T77"><text:note text:id="ftn10" text:note-class="footnote"><text:note-citation>3</text:note-citation><text:note-body><text:p text:style-name="P16"><text:span text:style-name="T324">Of start op volgorde </text:span><text:span text:style-name="T18">W</text:span><text:span text:style-name="T15">allpapers</text:span><text:span text:style-name="T13">, </text:span><text:span text:style-name="T21">Restore</text:span><text:span text:style-name="T28">,</text:span><text:span text:style-name="T27"> </text:span><text:span text:style-name="T21">In</text:span><text:span text:style-name="T20">stall</text:span><text:span text:style-name="T27">, </text:span><text:span text:style-name="T21">Setup</text:span><text:span text:style-name="T28">,</text:span><text:span text:style-name="T21"> </text:span><text:span text:style-name="T29">en </text:span><text:span text:style-name="T25">Install Info</text:span><text:span text:style-name="T29">.</text:span></text:p></text:note-body></text:note></text:span></text:span><text:span text:style-name="Strong_20_Emphasis"><text:span text:style-name="T101">.</text:span></text:span><text:span text:style-name="Strong_20_Emphasis"><text:span text:style-name="T77"><text:line-break/> <text:tab/></text:span></text:span><text:span text:style-name="Strong_20_Emphasis"><text:span text:style-name="T71">Volg de aanwijzingen op het scherm.</text:span></text:span></text:p>
            </text:list-item>
          </text:list>
        </text:list-item>
        <text:list-item>
          <text:p text:style-name="P36">Installatie afronden<text:line-break/><text:line-break/><text:tab/></text:p>
          <text:list>
            <text:list-item>
              <text:p text:style-name="P43"><text:bookmark-start text:name="__RefNumPara__3972_2679358909"/><text:span text:style-name="Strong_20_Emphasis"><text:span text:style-name="T71"><draw:control text:anchor-type="as-char" draw:z-index="24" draw:style-name="gr2" draw:text-style-name="P57" svg:width="0.35cm" svg:height="0.35cm" draw:control="control25"/></text:span></text:span><text:span text:style-name="Strong_20_Emphasis"><text:span text:style-name="T71"><text:tab/></text:span></text:span><text:span text:style-name="Strong_20_Emphasis"><text:span text:style-name="T86">Voer </text:span></text:span><text:span text:style-name="Strong_20_Emphasis"><text:span text:style-name="T190">h</text:span></text:span><text:span text:style-name="Strong_20_Emphasis"><text:span text:style-name="T85">andmatig</text:span></text:span><text:span text:style-name="Strong_20_Emphasis"><text:span text:style-name="T87">e</text:span></text:span><text:span text:style-name="Strong_20_Emphasis"><text:span text:style-name="T85"> </text:span></text:span><text:span text:style-name="Strong_20_Emphasis"><text:span text:style-name="T86">acties </text:span></text:span><text:span text:style-name="Strong_20_Emphasis"><text:span text:style-name="T85">uit </text:span></text:span><text:span text:style-name="Strong_20_Emphasis"><text:span text:style-name="T99">via </text:span></text:span><text:span text:style-name="Strong_20_Emphasis"><text:span text:style-name="T104">keuze</text:span></text:span><text:span text:style-name="Strong_20_Emphasis"><text:span text:style-name="T99"> </text:span></text:span><text:span text:style-name="Strong_20_Emphasis"><text:span text:style-name="T204">4</text:span></text:span><text:span text:style-name="Strong_20_Emphasis"><text:span text:style-name="T203">)</text:span></text:span><text:span text:style-name="Strong_20_Emphasis"><text:span text:style-name="T197"> </text:span></text:span><text:span text:style-name="Strong_20_Emphasis"><text:span text:style-name="T204">Installatie afronden</text:span></text:span><text:span text:style-name="Strong_20_Emphasis"><text:span text:style-name="T79"><text:note text:id="ftn11" text:note-class="footnote"><text:note-citation>1</text:note-citation><text:note-body><text:p text:style-name="P23"><text:span text:style-name="T330">Of start</text:span><text:span text:style-name="T26"> </text:span><text:span text:style-name="User_20_Entry"><text:span text:style-name="T173">Setup</text:span></text:span><text:span text:style-name="User_20_Entry"><text:span text:style-name="T174"> </text:span></text:span><text:span text:style-name="User_20_Entry"><text:span text:style-name="T176">I</text:span></text:span><text:span text:style-name="User_20_Entry"><text:span text:style-name="T175">nfo</text:span></text:span><text:span text:style-name="User_20_Entry"><text:span text:style-name="T166">.</text:span></text:span></text:p></text:note-body></text:note></text:span></text:span><text:span text:style-name="Strong_20_Emphasis"><text:span text:style-name="T85"> </text:span></text:span><text:span text:style-name="Strong_20_Emphasis"><text:span text:style-name="T103">op </text:span></text:span><text:span text:style-name="Strong_20_Emphasis"><text:span text:style-name="T98">het menu</text:span></text:span><text:span text:style-name="Strong_20_Emphasis"><text:span text:style-name="T72"><text:note text:id="ftn12" text:note-class="footnote"><text:note-citation>2</text:note-citation><text:note-body><text:p text:style-name="P15"><text:span text:style-name="T334">Start</text:span><text:span text:style-name="User_20_Entry"><text:span text:style-name="T163"> </text:span></text:span><text:span text:style-name="User_20_Entry"><text:span text:style-name="T179">Start Here</text:span></text:span><text:span text:style-name="User_20_Entry"><text:span text:style-name="T169">.</text:span></text:span></text:p></text:note-body></text:note></text:span></text:span><text:span text:style-name="Strong_20_Emphasis"><text:span text:style-name="T75">.</text:span></text:span><text:span text:style-name="Strong_20_Emphasis"><text:span text:style-name="T85"><text:line-break/><text:tab/><text:tab/></text:span></text:span><text:span text:style-name="Strong_20_Emphasis"><text:span text:style-name="T325">Volg de aanwijzingen op het scherm.</text:span></text:span><text:bookmark-end text:name="__RefNumPara__3972_2679358909"/></text:p>
              <text:p text:style-name="P43"><text:span text:style-name="Strong_20_Emphasis"><text:span text:style-name="T189"/></text:span></text:p>
            </text:list-item>
            <text:list-item>
              <text:p text:style-name="P44"><text:bookmark-start text:name="__RefNumPara__3574_1967850706"/><text:span text:style-name="Strong_20_Emphasis"><text:span text:style-name="T71"><draw:control text:anchor-type="as-char" draw:z-index="25" draw:style-name="gr2" draw:text-style-name="P57" svg:width="0.35cm" svg:height="0.35cm" draw:control="control26"/></text:span></text:span><text:span text:style-name="Strong_20_Emphasis"><text:span text:style-name="T71"><text:tab/></text:span></text:span><text:span text:style-name="Strong_20_Emphasis"><text:span text:style-name="T89">Herstart de computer.<text:line-break/></text:span></text:span><text:bookmark-end text:name="__RefNumPara__3574_1967850706"/></text:p>
            </text:list-item>
            <text:list-item>
              <text:p text:style-name="P45"><text:span text:style-name="Strong_20_Emphasis"><text:span text:style-name="T71"><draw:control text:anchor-type="as-char" draw:z-index="26" draw:style-name="gr2" draw:text-style-name="P57" svg:width="0.35cm" svg:height="0.35cm" draw:control="control27"/></text:span></text:span><text:span text:style-name="Strong_20_Emphasis"><text:span text:style-name="T71"><text:tab/></text:span></text:span><text:span text:style-name="Strong_20_Emphasis"><text:span text:style-name="T195">Start</text:span></text:span><text:span text:style-name="Strong_20_Emphasis"><text:span text:style-name="T191"> </text:span></text:span><text:span text:style-name="Strong_20_Emphasis"><text:span text:style-name="T180">B</text:span></text:span><text:span text:style-name="Strong_20_Emphasis"><text:span text:style-name="T181">ackup</text:span></text:span><text:span text:style-name="Strong_20_Emphasis"><text:span text:style-name="T192">.</text:span></text:span><text:span text:style-name="Strong_20_Emphasis"><text:span text:style-name="T189"> <text:line-break/><text:tab/><text:tab/>Volg de aanwijzingen op het scherm.<text:line-break/><text:tab/><text:tab/></text:span></text:span><text:span text:style-name="Strong_20_Emphasis"><text:span text:style-name="T193">Plaats de back-up ook op Google Drive </text:span></text:span><text:span text:style-name="Strong_20_Emphasis"><text:span text:style-name="T194">indien</text:span></text:span><text:span text:style-name="Strong_20_Emphasis"><text:span text:style-name="T193"> mogelijk (max. 15GB).</text:span></text:span></text:p>
            </text:list-item>
          </text:list>
        </text:list-item>
      </text:list>
      <text:p text:style-name="P10"><text:span text:style-name="Strong_20_Emphasis"><text:span text:style-name="T89"/></text:span></text:p>
      <text:p text:style-name="P10"/>
      <text:list xml:id="list190352020500852" text:continue-numbering="true" text:style-name="L2">
        <text:list-header>
          <text:p text:style-name="P46"><text:span text:style-name="T221">De installatie van </text:span><text:span text:style-name="T221"><text:reference-ref text:reference-format="text" text:ref-name="Distributie">Ubuntu</text:reference-ref></text:span><text:span text:style-name="T221"><text:s/></text:span><text:span text:style-name="T222"><text:reference-ref text:reference-format="text" text:ref-name="Versie">17.10</text:reference-ref></text:span><text:span text:style-name="T221"><text:s/></text:span><text:span text:style-name="T221"><text:reference-ref text:reference-format="text" text:ref-name="Editie">desktop</text:reference-ref></text:span><text:span text:style-name="T221"><text:s/>is voltooid.<text:line-break/></text:span></text:p>
          <text:p text:style-name="P50"><text:span text:style-name="T308">E</text:span><text:span text:style-name="T307">inde c</text:span><text:span text:style-name="T304">hecklist.<text:line-break/><text:line-break/></text:span><text:span text:style-name="T305">Deze c</text:span><text:span text:style-name="T306">hecklist is g</text:span><text:span text:style-name="T274">emaakt door Karel Zimmer</text:span><text:span text:style-name="Strong_20_Emphasis"><text:span text:style-name="T244"> </text:span></text:span><text:span text:style-name="T274">(</text:span><text:a xlink:type="simple" xlink:href="http://karelzimmer.nl/" text:style-name="Internet_20_link" text:visited-style-name="Visited_20_Internet_20_Link"><text:span text:style-name="Internet_20_link"><text:span text:style-name="T245">karelzimmer.nl</text:span></text:span></text:a><text:span text:style-name="T274">, </text:span><text:a xlink:type="simple" xlink:href="mailto:info@karelzimmer.nl" text:style-name="Internet_20_link" text:visited-style-name="Visited_20_Internet_20_Link"><text:span text:style-name="T304">info@karelzimmer.nl</text:span></text:a><text:span text:style-name="T274">).</text:span><text:span text:style-name="Strong_20_Emphasis"><text:span text:style-name="T244"><text:note text:id="ftn13" text:note-class="footnote"><text:note-citation text:label="©">©</text:note-citation><text:note-body><text:p text:style-name="P11">Dit werk valt onder een Creative Commons Naamsvermelding-GelijkDelen 4.0 Internationaal licentie.</text:p></text:note-body></text:note>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17.10 desktop</text:file-name></text:span><text:span text:style-name="MT2"><text:tab/><text:tab/></text:span><text:span text:style-name="MT1"><text:date style:data-style-name="N36" text:date-value="2018-04-25T19:03:51.850099470">25-04-2018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subject>Installatie PC software</dc:subject>
    <meta:initial-creator>Karel Zimmer</meta:initial-creator>
    <meta:creation-date>1995-11-21T17:41:00</meta:creation-date>
    <dc:date>2018-04-25T19:03:51.760749680</dc:date>
    <meta:keyword>Installatie</meta:keyword>
    <meta:keyword>Checklist</meta:keyword>
    <meta:keyword>Linux</meta:keyword>
    <meta:editing-cycles>5112</meta:editing-cycles>
    <meta:editing-duration>P9DT13H36M58S</meta:editing-duration>
    <meta:document-statistic meta:table-count="0" meta:image-count="0" meta:object-count="0" meta:page-count="4" meta:paragraph-count="57" meta:word-count="845" meta:character-count="5781" meta:non-whitespace-character-count="4879"/>
    <meta:user-defined meta:name="Info 1"/>
    <meta:user-defined meta:name="Info 2"/>
    <meta:user-defined meta:name="Info 3"/>
    <meta:user-defined meta:name="Info 4"/>
  </office:meta>
</office:document-meta>
</file>